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'Roboto Mono', 'Courier New', Courier, monospace, Inter, sans-serif"/>
    <style:font-face style:name="OpenSymbol" svg:font-family="OpenSymbol"/>
    <style:font-face style:name="Tahoma1" svg:font-family="Tahoma"/>
    <style:font-face style:name="quote-cjk-patch" svg:font-family="quote-cjk-patch, Inter, system-ui, apple-system, BlinkMacSystemFont, 'Segoe UI', Roboto, 'Noto Sans', Ubuntu, Cantarell, 'Helvetica Neue', Oxygen, 'Open Sans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4.48cm"/>
    </style:style>
    <style:style style:name="Tabla1.B" style:family="table-column">
      <style:table-column-properties style:column-width="4.724cm"/>
    </style:style>
    <style:style style:name="Tabla1.C" style:family="table-column">
      <style:table-column-properties style:column-width="7.79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037cm" table:align="left"/>
    </style:style>
    <style:style style:name="Tabla2.A" style:family="table-column">
      <style:table-column-properties style:column-width="8.841cm"/>
    </style:style>
    <style:style style:name="Tabla2.B" style:family="table-column">
      <style:table-column-properties style:column-width="6.19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044cm" table:align="left"/>
    </style:style>
    <style:style style:name="Tabla3.A" style:family="table-column">
      <style:table-column-properties style:column-width="4.863cm"/>
    </style:style>
    <style:style style:name="Tabla3.B" style:family="table-column">
      <style:table-column-properties style:column-width="4.66cm"/>
    </style:style>
    <style:style style:name="Tabla3.C" style:family="table-column">
      <style:table-column-properties style:column-width="4.52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999cm" table:align="left"/>
    </style:style>
    <style:style style:name="Tabla4.A" style:family="table-column">
      <style:table-column-properties style:column-width="4.018cm"/>
    </style:style>
    <style:style style:name="Tabla4.B" style:family="table-column">
      <style:table-column-properties style:column-width="7.073cm"/>
    </style:style>
    <style:style style:name="Tabla4.C" style:family="table-column">
      <style:table-column-properties style:column-width="5.90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6.999cm" table:align="left"/>
    </style:style>
    <style:style style:name="Tabla5.A" style:family="table-column">
      <style:table-column-properties style:column-width="4.08cm"/>
    </style:style>
    <style:style style:name="Tabla5.B" style:family="table-column">
      <style:table-column-properties style:column-width="12.91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999cm" table:align="left"/>
    </style:style>
    <style:style style:name="Tabla6.A" style:family="table-column">
      <style:table-column-properties style:column-width="2.979cm"/>
    </style:style>
    <style:style style:name="Tabla6.B" style:family="table-column">
      <style:table-column-properties style:column-width="6.992cm"/>
    </style:style>
    <style:style style:name="Tabla6.C" style:family="table-column">
      <style:table-column-properties style:column-width="7.027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style:style style:name="P51" style:family="paragraph" style:parent-style-name="Text_20_body" style:list-style-name="L46"/>
    <style:style style:name="P52" style:family="paragraph" style:parent-style-name="Text_20_body" style:list-style-name="L47"/>
    <style:style style:name="P53" style:family="paragraph" style:parent-style-name="Text_20_body" style:list-style-name="L48"/>
    <style:style style:name="P54" style:family="paragraph" style:parent-style-name="Text_20_body" style:list-style-name="L49"/>
    <style:style style:name="P55" style:family="paragraph" style:parent-style-name="Text_20_body" style:list-style-name="L50"/>
    <style:style style:name="P56" style:family="paragraph" style:parent-style-name="Text_20_body" style:list-style-name="L51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color="#000000" style:font-name="Times New Roman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1. ¿Existe una fórmula matemática para describir el acto de observar (colapso de la función de onda)?</text:span></text:h>
      <text:p text:style-name="Text_20_body"><text:span text:style-name="Strong_20_Emphasis">No hay una única fórmula universalmente aceptada para el "acto de observar"</text:span> o el <text:span text:style-name="Strong_20_Emphasis">colapso de la función de onda</text:span>. En la mecánica cuántica estándar, el proceso de evolución del sistema se divide en dos fases:</text:p>
      <text:list xml:id="list4166359885102293087" text:style-name="L1">
        <text:list-item>
          <text:p text:style-name="P7"><text:span text:style-name="Strong_20_Emphasis">Evolución unitaria</text:span> (determinista, reversible): descrita por la <text:span text:style-name="Strong_20_Emphasis">ecuación de Schrödinger</text:span>, que no involucra el colapso.</text:p>
          <text:p text:style-name="P62">i * ℏ * (d/dt) |ψ(t)&gt; = Ĥ |ψ(t)&gt; </text:p>
        </text:list-item>
        <text:list-item>
          <text:p text:style-name="P7"><text:span text:style-name="Strong_20_Emphasis">Medición</text:span> (no-determinista, no reversible): se postula que, al medir, el sistema "colapsa" a un estado eigenvector del observable medido. Este colapso no tiene una fórmula dinámica tradicional, sino que se <text:span text:style-name="Strong_20_Emphasis">postula</text:span> mediante la <text:span text:style-name="Strong_20_Emphasis">regla de Born</text:span>:</text:p>
          <text:p text:style-name="P7">P(a_i) = |&lt;a_i|ψ&gt;|^2</text:p>
          <text:p text:style-name="P7">donde P(ai) es la probabilidad de obtener el valor ai.</text:p>
        </text:list-item>
      </text:list>
      <text:p text:style-name="Text_20_body">Algunas teorías <text:span text:style-name="Strong_20_Emphasis">alternativas</text:span> o <text:span text:style-name="Strong_20_Emphasis">interpretaciones</text:span> sí intentan formalizar este colapso:</text:p>
      <text:list xml:id="list8247710912299107079" text:style-name="L2">
        <text:list-item>
          <text:p text:style-name="P8"><text:span text:style-name="Strong_20_Emphasis">Teoría de Ghirardi-Rimini-Weber (GRW)</text:span>: introduce colapsos estocásticos espontáneos.</text:p>
        </text:list-item>
        <text:list-item>
          <text:p text:style-name="P8"><text:span text:style-name="Strong_20_Emphasis">Decoherencia</text:span>: no produce un "colapso", pero explica la apariencia del mismo como pérdida de coherencia con el entorno.</text:p>
        </text:list-item>
        <text:list-item>
          <text:p text:style-name="P8"><text:span text:style-name="Strong_20_Emphasis">Interpretaciones relacionales o del QBism</text:span>: redefinen "observar" como establecer una correlación entre sistemas.</text:p>
        </text:list-item>
      </text:list>
      <text:h text:style-name="Heading_20_3" text:outline-level="3"><text:span text:style-name="Strong_20_Emphasis">2. Tu propuesta: la función de onda como diferencia temporal entre sistemas, y el colapso como sincronización</text:span></text:h>
      <text:p text:style-name="Text_20_body">La resumo con tus propios términos reformulados:</text:p>
      <text:p text:style-name="Quotations">"La función de onda representa la <text:span text:style-name="Emphasis">desincronización temporal</text:span> entre distintos sistemas o partículas. El acto de observar (o colapso) es el momento en que estos sistemas <text:span text:style-name="Emphasis">se sincronizan temporalmente</text:span> al compartir información."</text:p>
      <text:p text:style-name="Text_20_body">Esto tiene paralelos conceptuales con:</text:p>
      <text:list xml:id="list7348036011287361967" text:style-name="L3">
        <text:list-item>
          <text:p text:style-name="P9"><text:span text:style-name="Strong_20_Emphasis">Entrelazamiento cuántico</text:span>: dos sistemas dejan de tener descripciones individuales al compartir una función de onda común.</text:p>
        </text:list-item>
        <text:list-item>
          <text:p text:style-name="P9"><text:span text:style-name="Strong_20_Emphasis">Decoherencia</text:span>: el "entorno" sincroniza (o mejor dicho, correlaciona irreversiblemente) los estados del sistema medido.</text:p>
        </text:list-item>
        <text:list-item>
          <text:p text:style-name="P9"><text:span text:style-name="Strong_20_Emphasis">Interpretación relacional</text:span> (Rovelli): no hay estados absolutos, sólo relaciones entre sistemas —la observación es una forma de sincronización de esa relación.</text:p>
        </text:list-item>
      </text:list>
      <text:h text:style-name="Heading_20_3" text:outline-level="3"><text:span text:style-name="Strong_20_Emphasis">3. ¿Se aplica la relatividad general o especial a la coordenada temporal en estos contextos?</text:span></text:h>
      <text:list xml:id="list7211365134209462010" text:style-name="L4">
        <text:list-item>
          <text:p text:style-name="P10">En <text:span text:style-name="Strong_20_Emphasis">relatividad especial</text:span>, el tiempo y el espacio están mezclados en el espacio-tiempo de Minkowski. Pero <text:span text:style-name="Strong_20_Emphasis">el tiempo no es un absoluto universal</text:span>; depende del observador. Esto ya se considera en teorías cuánticas de campos relativistas.</text:p>
        </text:list-item>
        <text:list-item>
          <text:p text:style-name="P10">En <text:span text:style-name="Strong_20_Emphasis">relatividad general</text:span>, el tiempo es aún más flexible: <text:span text:style-name="Strong_20_Emphasis">curvado por la masa-energía</text:span>. Esto se considera en teorías como la <text:span text:style-name="Strong_20_Emphasis">gravedad cuántica de bucles</text:span>, aunque no está aún unificada <text:soft-page-break/>con la mecánica cuántica de forma definitiva.</text:p>
        </text:list-item>
      </text:list>
      <text:p text:style-name="Text_20_body"><text:span text:style-name="Strong_20_Emphasis">Sin embargo, la mayoría de las teorías cuánticas (como la de partículas o la mecánica cuántica no relativista) aún tratan el tiempo como un parámetro externo, no como un observable</text:span>. Esto es importante: <text:span text:style-name="Emphasis">no hay un operador "tiempo" en el formalismo cuántico tradicional</text:span>, al contrario del espacio o del momento.</text:p>
      <text:p text:style-name="Quotations">Así que tu hipótesis sobre la <text:span text:style-name="Strong_20_Emphasis">asimetría del tiempo</text:span> y su posible "anulación" tras la sincronización tiene buena base: el tiempo no aparece como variable operativa en el estado cuántico colapsado, sino como coordenada externa a la medición.</text:p>
      <text:h text:style-name="Heading_20_3" text:outline-level="3"><text:span text:style-name="Strong_20_Emphasis">4. ¿Tiene sentido físico? Sí, como hipótesis especulativa</text:span></text:h>
      <text:list xml:id="list458419357769188123" text:style-name="L5">
        <text:list-item>
          <text:p text:style-name="P11"><text:span text:style-name="Strong_20_Emphasis">Sincronización = correlación</text:span>: el colapso implica que el sistema y el aparato comparten una información mutua. Esto puede interpretarse como "ponerse de acuerdo" en un marco temporal común.</text:p>
        </text:list-item>
        <text:list-item>
          <text:p text:style-name="P11"><text:span text:style-name="Strong_20_Emphasis">Diferencias de velocidad relativas</text:span> sí afectan la medición por los efectos relativistas. Tu planteamiento de que el colapso podría surgir de alcanzar una <text:span text:style-name="Strong_20_Emphasis">sintonía temporal mínima</text:span> es evocador y compatible con una visión relacional.</text:p>
        </text:list-item>
        <text:list-item>
          <text:p text:style-name="P11">Esto se acerca a la idea de que la <text:span text:style-name="Strong_20_Emphasis">información cuántica no es local</text:span>, y que las correlaciones profundas se establecen cuando los sistemas "comparten su reloj".</text:p>
        </text:list-item>
      </text:list>
      <text:h text:style-name="Heading_20_3" text:outline-level="3"><text:span text:style-name="Strong_20_Emphasis">5. Inspirarte en teorías afines</text:span>:</text:h>
      <text:list xml:id="list3538575359976037388" text:style-name="L6">
        <text:list-item>
          <text:list>
            <text:list-item>
              <text:p text:style-name="P12">Lee sobre <text:span text:style-name="Strong_20_Emphasis">relational quantum mechanics</text:span> (Carlo Rovelli).</text:p>
            </text:list-item>
            <text:list-item>
              <text:p text:style-name="P12">Explora ideas de <text:span text:style-name="Strong_20_Emphasis">Markopoulou, Smolin o Barbour</text:span> sobre el tiempo como emergente.</text:p>
            </text:list-item>
            <text:list-item>
              <text:p text:style-name="P12">Considera si se puede construir una "teoría de fases temporales" análoga a fases cuánticas de estados, donde la coherencia temporal entre sistemas define el colapso.</text:p>
            </text:list-item>
          </text:list>
        </text:list-item>
      </text:list>
      <text:h text:style-name="Heading_20_2" text:outline-level="2"><text:span text:style-name="Strong_20_Emphasis"/></text:h>
      <text:h text:style-name="P5" text:outline-level="2"><text:span text:style-name="Strong_20_Emphasis">Reencuadre en el marco de la teoría SQE</text:span></text:h>
      <text:p text:style-name="Text_20_body">(SQE = Sincronización, Quantización, Entrelazamiento)</text:p>
      <text:h text:style-name="Heading_20_3" text:outline-level="3">Recordatorio conceptual</text:h>
      <text:p text:style-name="Text_20_body">Que implica el marco que describes:</text:p>
      <text:list xml:id="list2040863724192696886" text:style-name="L7">
        <text:list-item>
          <text:p text:style-name="P13"><text:span text:style-name="Strong_20_Emphasis">S</text:span>incronización: El "colapso" o la medición sería una forma de <text:span text:style-name="Strong_20_Emphasis">sintonización temporal</text:span> entre sistemas.</text:p>
        </text:list-item>
        <text:list-item>
          <text:p text:style-name="P13"><text:span text:style-name="Strong_20_Emphasis">Q</text:span>uantización: La aparición de "estados cuánticos" podría surgir de diferencias de fase, velocidades internas o marcos temporales no compatibles.</text:p>
        </text:list-item>
        <text:list-item>
          <text:p text:style-name="P13"><text:span text:style-name="Strong_20_Emphasis">E</text:span>ntrelazamiento: Ocurre cuando dos sistemas <text:span text:style-name="Strong_20_Emphasis">logran una coherencia temporal suficientemente precisa</text:span>, permitiendo una descripción común (una única función de onda compartida).</text:p>
        </text:list-item>
      </text:list>
      <text:p text:style-name="Text_20_body">Entonces, la idea que traes ahora <text:span text:style-name="Strong_20_Emphasis">encaja perfectamente</text:span> como base fundacional de la "S" en SQE:</text:p>
      <text:p text:style-name="Quotations"><text:span text:style-name="Strong_20_Emphasis">La función de onda es una descripción de la asincronía relativa entre sistemas. El colapso ocurre cuando esa diferencia desaparece al sincronizarse.</text:span></text:p>
      <text:p text:style-name="Text_20_body">Esto implicaría que:</text:p>
      <text:list xml:id="list8280968095315053804" text:style-name="L8">
        <text:list-item>
          <text:p text:style-name="P14">No hay "colapso" como fenómeno físico real, sino una <text:span text:style-name="Strong_20_Emphasis">transición de incoherencia temporal a coherencia temporal</text:span>.</text:p>
        </text:list-item>
        <text:list-item>
          <text:p text:style-name="P14">La función de onda no es una cosa "real" sino una medida de <text:span text:style-name="Strong_20_Emphasis">la desincronización relacional</text:span> entre sistemas.</text:p>
        </text:list-item>
        <text:list-item>
          <text:p text:style-name="P14">El entrelazamiento no es una propiedad mágica, sino la consecuencia de haber alcanzado una sincronía mínima en alguna dimensión temporal común.</text:p>
        </text:list-item>
      </text:list>
      <text:h text:style-name="Heading_20_2" text:outline-level="2"><text:span text:style-name="Strong_20_Emphasis">Primer intento de formalización matemática</text:span></text:h>
      <text:p text:style-name="Text_20_body">Vamos a intentar traducir tu intuición en símbolos. No es una formulación completa, sino un esbozo.</text:p>
      <text:h text:style-name="Heading_20_3" text:outline-level="3">Supuestos:</text:h>
      <text:list xml:id="list432326015791452862" text:style-name="L9">
        <text:list-item>
          <text:p text:style-name="P15">Dos sistemas: A (la partícula) y B (el aparato de medición)</text:p>
        </text:list-item>
        <text:list-item>
          <text:p text:style-name="P15">Cada uno tiene su <text:span text:style-name="Strong_20_Emphasis">propio marco temporal local</text:span>: tA, tB</text:p>
        </text:list-item>
        <text:list-item>
          <text:p text:style-name="P15">Sus velocidades relativas respecto a un marco de referencia externo (e.g., velocidad relativa a c):<text:line-break/>vA=0.7c, vB=0.4c</text:p>
        </text:list-item>
      </text:list>
      <text:h text:style-name="Heading_20_3" text:outline-level="3">Idea central:</text:h>
      <text:p text:style-name="Text_20_body">La <text:span text:style-name="Strong_20_Emphasis">función de onda</text:span> ψ representa el grado de <text:span text:style-name="Strong_20_Emphasis">desfase temporal relativo</text:span> entre A y B:</text:p>
      <text:p text:style-name="Text_20_body">ψ(t)∼ei(ωAtA−ωBtB)</text:p>
      <text:p text:style-name="Text_20_body">Podríamos decir que la <text:span text:style-name="Strong_20_Emphasis">probabilidad de colapso o de medición exitosa</text:span> depende de minimizar esta fase relativa. Esto es:</text:p>
      <text:p text:style-name="Text_20_body"><text:soft-page-break/>P_medición ∝ |∫ ψ(t) dt|^2 <text:s text:c="2"/><text:span text:style-name="Strong_20_Emphasis"><text:span text:style-name="T2">Máxima cuando ω_A t_A ≈ ω_B t_B</text:span></text:span><text:span text:style-name="T4"> </text:span></text:p>
      <text:p text:style-name="Text_20_body">Ahora bien, en relatividad especial:</text:p>
      <text:p text:style-name="Text_20_body">tA=γAτ,tB=γBτ</text:p>
      <text:p text:style-name="Text_20_body">donde τ es el tiempo propio compartido (si existiera) y γ = 1 / √(1 − v²/c²) <text:s/></text:p>
      <text:p text:style-name="Text_20_body">Entonces, podríamos definir la <text:span text:style-name="Strong_20_Emphasis">condición de sincronización cuántica</text:span> como:</text:p>
      <text:p text:style-name="Text_20_body">∣ωAγA−ωBγB∣→0</text:p>
      <text:p text:style-name="Text_20_body">Esto sugiere que solo cuando los dos sistemas están suficientemente sincronizados (a través de su frecuencia interna corregida por factores relativistas), <text:span text:style-name="Strong_20_Emphasis">la medición se vuelve posible y se manifiesta el colapso</text:span>.</text:p>
      <text:h text:style-name="Heading_20_2" text:outline-level="2"><text:span text:style-name="Strong_20_Emphasis">FASE 3: Consecuencias conceptuales (y físicas)</text:span></text:h>
      <text:p text:style-name="Text_20_body">Si esta idea prospera, podrías reinterpretar muchas cosas del marco cuántico desde un nuevo ángulo:</text:p>
      <text:list xml:id="list5252818415514334215" text:style-name="L10">
        <text:list-item>
          <text:p text:style-name="P16"><text:span text:style-name="Strong_20_Emphasis">Tiempo como relación, no como coordenada global</text:span><text:line-break/>→ El tiempo desaparece de la ecuación cuántica porque no es absoluto, y solo aparece localmente cuando hay sincronía suficiente.</text:p>
        </text:list-item>
        <text:list-item>
          <text:p text:style-name="P16"><text:span text:style-name="Strong_20_Emphasis">Colapso como evento de coherencia entre relojes</text:span><text:line-break/>→ Similar a cuando dos relojes cuánticos se acoplan, y su diferencia de fase tiende a cero.</text:p>
        </text:list-item>
        <text:list-item>
          <text:p text:style-name="P16"><text:span text:style-name="Strong_20_Emphasis">Entrelazamiento como estabilización temporal compartida</text:span><text:line-break/>→ Una red de sistemas entrelazados es una red de sincronización de frecuencias internas.</text:p>
        </text:list-item>
        <text:list-item>
          <text:p text:style-name="P16"><text:span text:style-name="Strong_20_Emphasis">Descoherencia</text:span><text:line-break/>→ No es destrucción del estado, sino pérdida de sincronía con respecto a un marco común (por ruido o interacción con demasiados sistemas incompatibles).</text:p>
        </text:list-item>
      </text:list>
      <text:h text:style-name="Heading_20_2" text:outline-level="2"/>
      <text:h text:style-name="P5" text:outline-level="2">1. Refinar la ecuación de sincronía y compararla con la decoherencia estándar</text:h>
      <text:h text:style-name="Heading_20_3" text:outline-level="3">Recordatorio de la intuición base:</text:h>
      <text:p text:style-name="Text_20_body">La hipótesis es que el <text:span text:style-name="Strong_20_Emphasis">colapso</text:span> o la <text:span text:style-name="Strong_20_Emphasis">medición</text:span> ocurre cuando dos sistemas (una partícula y un observador/medidor) logran una <text:span text:style-name="Strong_20_Emphasis">sincronización temporal suficiente</text:span>. Esta sincronización depende de:</text:p>
      <text:list xml:id="list6689270565453321834" text:style-name="L12">
        <text:list-item>
          <text:p text:style-name="P17">Sus <text:span text:style-name="Strong_20_Emphasis">frecuencias internas</text:span> ωA,ωB</text:p>
        </text:list-item>
        <text:list-item>
          <text:p text:style-name="P17">Sus velocidades relativas (que afectan su marco temporal via γ)</text:p>
        </text:list-item>
        <text:list-item>
          <text:p text:style-name="P17">La coherencia o fase compartida entre ellos</text:p>
        </text:list-item>
      </text:list>
      <text:h text:style-name="Heading_20_3" text:outline-level="3">Formulación mejorada</text:h>
      <text:h text:style-name="Heading_20_4" text:outline-level="4">Paso 1: Relación de fase relativa</text:h>
      <text:p text:style-name="Text_20_body">Podemos considerar que la función de onda <text:span text:style-name="Strong_20_Emphasis">relacional</text:span> entre dos sistemas es:</text:p>
      <text:p text:style-name="Text_20_body">ψ_AB(t) = e^(i(ϕ_A(t_A) - ϕ_B(t_B))) = e^(i(ω_A γ_A τ - ω_B γ_B τ)) = e^(i(Δω_eff τ))</text:p>
      <text:p text:style-name="Text_20_body"/>
      <text:p text:style-name="Text_20_body">Donde:</text:p>
      <text:list xml:id="list8864853098883979993" text:style-name="L13">
        <text:list-item>
          <text:p text:style-name="P18">γ = 1 / √(1 − v²/c²) </text:p>
        </text:list-item>
        <text:list-item>
          <text:p text:style-name="P18">τ es el tiempo propio compartido (común si se logra sincronía)</text:p>
        </text:list-item>
        <text:list-item>
          <text:p text:style-name="P18">Δωeff=ωAγA−ωBγB (Fases sincronizadas Δωeff = 0 o osciala Δωeff <text:span text:style-name="Strong_20_Emphasis"><text:span text:style-name="T3">≠</text:span></text:span> 0)</text:p>
        </text:list-item>
      </text:list>
      <text:p text:style-name="Text_20_body">Entonces, el <text:span text:style-name="Strong_20_Emphasis">desfase efectivo</text:span> depende de esta diferencia de frecuencias "observadas desde fuera".</text:p>
      <text:h text:style-name="Heading_20_4" text:outline-level="4">Paso 2: Probabilidad de medición / colapso</text:h>
      <text:p text:style-name="Text_20_body">Suponemos que la probabilidad de un colapso (o acoplamiento observacional efectivo) depende de la <text:span text:style-name="Strong_20_Emphasis">persistencia de fase</text:span> entre ambos sistemas. Entonces definimos:</text:p>
      <text:p text:style-name="Text_20_body">P_colapso(τ) = |∫₀ᵗ e^(i Δω_eff t) dt|² = [sen(Δω_eff τ / 2) / (Δω_eff / 2)]²</text:p>
      <text:p text:style-name="Text_20_body">Esto es un <text:span text:style-name="Strong_20_Emphasis">funcional sinc</text:span>, típico en interferencia y filtrado de banda:</text:p>
      <text:list xml:id="list8336355702131928476" text:style-name="L14">
        <text:list-item>
          <text:p text:style-name="P19">Si Δωeff→0, la función tiende a 1 → máxima probabilidad de colapso</text:p>
        </text:list-item>
        <text:list-item>
          <text:p text:style-name="P19">Si Δωeff es grande, hay oscilaciones rápidas → <text:span text:style-name="Strong_20_Emphasis">incoherencia</text:span></text:p>
        </text:list-item>
      </text:list>
      <text:h text:style-name="Heading_20_3" text:outline-level="3">Comparación con la decoherencia estándar</text:h>
      <text:p text:style-name="Text_20_body">En la decoherencia estándar:</text:p>
      <text:p text:style-name="Text_20_body">ρ(t) = ρ₀ · e^(-t / τ_D) </text:p>
      <text:p text:style-name="Text_20_body">donde τD es la escala de tiempo en la que las fases cuánticas dejan de ser coherentes debido a la interacción con un entorno grande.</text:p>
      <text:p text:style-name="Text_20_body">En este modelo:</text:p>
      <text:list xml:id="list3225651050942122870" text:style-name="L15">
        <text:list-item>
          <text:p text:style-name="P20">La <text:span text:style-name="Strong_20_Emphasis">incoherencia</text:span> no es efecto de un entorno térmico o macroscópico, sino de <text:span text:style-name="Strong_20_Emphasis">diferencias de </text:span><text:soft-page-break/><text:span text:style-name="Strong_20_Emphasis">sincronización temporal interna</text:span>.</text:p>
        </text:list-item>
        <text:list-item>
          <text:p text:style-name="P20">τD no sería una constante universal, sino derivada del valor de Δωeff</text:p>
        </text:list-item>
        <text:list-item>
          <text:p text:style-name="P20">Podríamos redefinir la <text:span text:style-name="Strong_20_Emphasis">escala de decoherencia</text:span> como:</text:p>
          <text:p text:style-name="P20">τD=1∣ωAγA−ωBγB∣</text:p>
        </text:list-item>
      </text:list>
      <text:p text:style-name="Text_20_body">Lo cual tiene una ventaja: <text:span text:style-name="Strong_20_Emphasis">no necesita un "baño térmico" ni variables ocultas</text:span>, solo la estructura relacional de los sistemas.</text:p>
      <text:h text:style-name="Heading_20_3" text:outline-level="3">Conclusión del Punto 1:</text:h>
      <text:list xml:id="list3980111291826667132" text:style-name="L16">
        <text:list-item>
          <text:p text:style-name="P21">Hemos formulado una ecuación para la sincronía que <text:span text:style-name="Strong_20_Emphasis">refina</text:span> la función de onda relacional.</text:p>
        </text:list-item>
        <text:list-item>
          <text:p text:style-name="P21">Esta ecuación predice una <text:span text:style-name="Strong_20_Emphasis">alta probabilidad de medición solo cuando las frecuencias efectivas se alinean</text:span>.</text:p>
        </text:list-item>
        <text:list-item>
          <text:p text:style-name="P21">La decoherencia estándar se puede reinterpretar como <text:span text:style-name="Strong_20_Emphasis">pérdida de fase por desfase relativista</text:span> o desincronía interna, no necesariamente por ruido térmico.</text:p>
        </text:list-item>
      </text:list>
      <text:h text:style-name="P5" text:outline-level="2">⚙️2. Modelo computable simple para simular la sincronización y el colapso</text:h>
      <text:h text:style-name="Heading_20_3" text:outline-level="3">Objetivo</text:h>
      <text:p text:style-name="Text_20_body">Construir un modelo sencillo en el que:</text:p>
      <text:list xml:id="list1016639609831771774" text:style-name="L17">
        <text:list-item>
          <text:p text:style-name="P22">Dos sistemas (A y B) tienen <text:span text:style-name="Strong_20_Emphasis">frecuencias internas distintas</text:span> (por velocidad relativa, masa, o naturaleza del sistema).</text:p>
        </text:list-item>
        <text:list-item>
          <text:p text:style-name="P22">Podemos calcular su <text:span text:style-name="Strong_20_Emphasis">fase relativa en el tiempo</text:span>.</text:p>
        </text:list-item>
        <text:list-item>
          <text:p text:style-name="P22">Observamos en qué condiciones se produce una <text:span text:style-name="Strong_20_Emphasis">zona de sincronía</text:span> (o colapso de la función de onda).</text:p>
        </text:list-item>
        <text:list-item>
          <text:p text:style-name="P22">Visualizamos cómo la <text:span text:style-name="Strong_20_Emphasis">probabilidad de colapso oscila</text:span> según el desfase temporal.</text:p>
        </text:list-item>
      </text:list>
      <text:p text:style-name="Horizontal_20_Line"/>
      <text:h text:style-name="Heading_20_3" text:outline-level="3">? Parámetros básicos del modelo</text:h>
      <text:p text:style-name="Text_20_body">Supongam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Variable</text:p>
            </table:table-cell>
            <table:table-cell table:style-name="Tabla1.A1" office:value-type="string">
              <text:p text:style-name="Table_20_Heading">Significado</text:p>
            </table:table-cell>
            <table:table-cell table:style-name="Tabla1.A1" office:value-type="string">
              <text:p text:style-name="Table_20_Heading">Valor ejemplo</text:p>
            </table:table-cell>
          </table:table-row>
        </table:table-header-rows>
        <table:table-row>
          <table:table-cell table:style-name="Tabla1.A1" office:value-type="string">
            <text:p text:style-name="Table_20_Contents">ωA</text:p>
          </table:table-cell>
          <table:table-cell table:style-name="Tabla1.A1" office:value-type="string">
            <text:p text:style-name="Table_20_Contents">Frecuencia interna del sistema A</text:p>
          </table:table-cell>
          <table:table-cell table:style-name="Tabla1.A1" office:value-type="string">
            <text:p text:style-name="Table_20_Contents">10 rad/s</text:p>
          </table:table-cell>
        </table:table-row>
        <table:table-row>
          <table:table-cell table:style-name="Tabla1.A1" office:value-type="string">
            <text:p text:style-name="Table_20_Contents">ωB</text:p>
          </table:table-cell>
          <table:table-cell table:style-name="Tabla1.A1" office:value-type="string">
            <text:p text:style-name="Table_20_Contents">Frecuencia interna del sistema B</text:p>
          </table:table-cell>
          <table:table-cell table:style-name="Tabla1.A1" office:value-type="string">
            <text:p text:style-name="Table_20_Contents">14 rad/s</text:p>
          </table:table-cell>
        </table:table-row>
        <table:table-row>
          <table:table-cell table:style-name="Tabla1.A1" office:value-type="string">
            <text:p text:style-name="Table_20_Contents">vA, vB</text:p>
          </table:table-cell>
          <table:table-cell table:style-name="Tabla1.A1" office:value-type="string">
            <text:p text:style-name="Table_20_Contents">Velocidades relativas (en fracción de c)</text:p>
          </table:table-cell>
          <table:table-cell table:style-name="Tabla1.A1" office:value-type="string">
            <text:p text:style-name="Table_20_Contents">0.7, 0.4</text:p>
          </table:table-cell>
        </table:table-row>
        <table:table-row>
          <table:table-cell table:style-name="Tabla1.A1" office:value-type="string">
            <text:p text:style-name="Table_20_Contents">γA, γB</text:p>
          </table:table-cell>
          <table:table-cell table:style-name="Tabla1.A1" office:value-type="string">
            <text:p text:style-name="Table_20_Contents">Factores relativistas</text:p>
          </table:table-cell>
          <table:table-cell table:style-name="Tabla1.A1" office:value-type="string">
            <text:p text:style-name="Table_20_Contents">calculados</text:p>
          </table:table-cell>
        </table:table-row>
        <table:table-row>
          <table:table-cell table:style-name="Tabla1.A1" office:value-type="string">
            <text:p text:style-name="Table_20_Contents">Δωeff</text:p>
          </table:table-cell>
          <table:table-cell table:style-name="Tabla1.A1" office:value-type="string">
            <text:p text:style-name="Table_20_Contents">Diferencia efectiva</text:p>
          </table:table-cell>
          <table:table-cell table:style-name="Tabla1.A1" office:value-type="string">
            <text:p text:style-name="Table_20_Contents">ωAγA−ωBγB</text:p>
          </table:table-cell>
        </table:table-row>
      </table:table>
      <text:h text:style-name="Heading_20_4" text:outline-level="4">Ecuación base para la interferencia de fase:</text:h>
      <text:p text:style-name="Text_20_body">ψ_AB(τ) = e^(i (ω_A γ_A - ω_B γ_B)τ) = e^(i Δω_eff τ)</text:p>
      <text:h text:style-name="Heading_20_4" text:outline-level="4">Probabilidad de sincronía:</text:h>
      <text:p text:style-name="Text_20_body">P_colapso(τ) = [sen(Δω_eff τ / 2) / (Δω_eff / 2)]²</text:p>
      <text:h text:style-name="Heading_20_3" text:outline-level="3">Qué podemos simular</text:h>
      <text:list xml:id="list3710035912664409835" text:style-name="L18">
        <text:list-item>
          <text:p text:style-name="P23">Evolución temporal de Pcolapso(τ)</text:p>
        </text:list-item>
        <text:list-item>
          <text:p text:style-name="P23">Qué ocurre cuando las frecuencias se igualan (ωAγA=ωBγB) → colapso estable</text:p>
        </text:list-item>
        <text:list-item>
          <text:p text:style-name="P23">Cómo afecta un ligero cambio de vA o ωA → pérdida de sincronía</text:p>
        </text:list-item>
        <text:list-item>
          <text:p text:style-name="P23">Mostrar la analogía visual con un <text:span text:style-name="Strong_20_Emphasis">patrón de interferencia cuántica</text:span></text:p>
        </text:list-item>
      </text:list>
      <text:h text:style-name="Heading_20_3" text:outline-level="3"/>
      <text:h text:style-name="P4" text:outline-level="3">¿Cómo lo implementaríamos?</text:h>
      <text:p text:style-name="Text_20_body">Un pseudocódigo python base sería:</text:p>
      <text:p text:style-name="Preformatted_20_Text"><text:span text:style-name="Source_20_Text"/></text:p>
      <text:p text:style-name="P1"><text:span text:style-name="Source_20_Text">import numpy as np</text:span></text:p>
      <text:p text:style-name="P1"><text:span text:style-name="Source_20_Text">import matplotlib.pyplot as plt</text:span></text:p>
      <text:p text:style-name="P1"/>
      <text:p text:style-name="P1"><text:span text:style-name="Source_20_Text"># Parámetros base</text:span></text:p>
      <text:p text:style-name="P1"><text:span text:style-name="Source_20_Text">omega_A = 10 <text:s text:c="8"/># rad/s</text:span></text:p>
      <text:p text:style-name="P1"><text:span text:style-name="Source_20_Text">omega_B = 14 <text:s text:c="8"/># rad/s</text:span></text:p>
      <text:p text:style-name="P1"><text:span text:style-name="Source_20_Text">v_A = 0.7</text:span></text:p>
      <text:p text:style-name="P1"><text:span text:style-name="Source_20_Text">v_B = 0.4</text:span></text:p>
      <text:p text:style-name="P1"><text:span text:style-name="Source_20_Text">c = 1.0 <text:s text:c="13"/># Normalizamos c = 1</text:span></text:p>
      <text:p text:style-name="P1"><text:span text:style-name="Source_20_Text">gamma_A = 1 / np.sqrt(1 - v_A**2)</text:span></text:p>
      <text:p text:style-name="P1"><text:span text:style-name="Source_20_Text">gamma_B = 1 / np.sqrt(1 - v_B**2)</text:span></text:p>
      <text:p text:style-name="P1"/>
      <text:p text:style-name="P1"><text:span text:style-name="Source_20_Text">Delta_omega_eff = omega_A * gamma_A - omega_B * gamma_B</text:span></text:p>
      <text:p text:style-name="P1"/>
      <text:p text:style-name="P1"><text:span text:style-name="Source_20_Text"># Tiempo propio</text:span></text:p>
      <text:p text:style-name="P1"><text:span text:style-name="Source_20_Text">tau = np.linspace(0, 10, 1000)</text:span></text:p>
      <text:p text:style-name="P1"/>
      <text:p text:style-name="P1"><text:span text:style-name="Source_20_Text"># Probabilidad de colapso</text:span></text:p>
      <text:p text:style-name="P1"><text:span text:style-name="Source_20_Text">P_collapse = (np.sin(Delta_omega_eff * tau / 2) / (Delta_omega_eff / 2))**2</text:span></text:p>
      <text:p text:style-name="P1"/>
      <text:p text:style-name="P1"><text:span text:style-name="Source_20_Text"># Gráfica</text:span></text:p>
      <text:p text:style-name="P1"><text:span text:style-name="Source_20_Text">plt.plot(tau, P_collapse)</text:span></text:p>
      <text:p text:style-name="P1"><text:span text:style-name="Source_20_Text">plt.title("Probabilidad de Colapso vs. Tiempo Propio")</text:span></text:p>
      <text:p text:style-name="P1"><text:span text:style-name="Source_20_Text">plt.xlabel("Tiempo Propio (τ)")</text:span></text:p>
      <text:p text:style-name="P1"><text:span text:style-name="Source_20_Text">plt.ylabel("P_colapso")</text:span></text:p>
      <text:p text:style-name="P1"><text:span text:style-name="Source_20_Text">plt.grid(True)</text:span></text:p>
      <text:p text:style-name="P2"><text:span text:style-name="Source_20_Text">plt.show()</text:span></text:p>
      <text:h text:style-name="Heading_20_3" text:outline-level="3">¿Qué podríamos observar?</text:h>
      <text:list xml:id="list9011236821214182727" text:style-name="L19">
        <text:list-item>
          <text:p text:style-name="P24">Cuando Δωeff→0, la función se estabiliza → colapso sostenido (observación posible).</text:p>
        </text:list-item>
        <text:list-item>
          <text:p text:style-name="P24">A mayor diferencia, la curva oscila más y tiende a cero → decoherencia rápida.</text:p>
        </text:list-item>
        <text:list-item>
          <text:p text:style-name="P24">Se puede observar una <text:span text:style-name="Strong_20_Emphasis">frecuencia de "latido" o batido</text:span> (como en acoplamientos débiles).</text:p>
        </text:list-item>
      </text:list>
      <text:h text:style-name="Heading_20_3" text:outline-level="3">Interpretación física</text:h>
      <text:p text:style-name="Text_20_body">Este modelo no necesita campo externo, ni ruido térmico, ni entorno: <text:span text:style-name="Strong_20_Emphasis">solo diferencias internas de tiempo y velocidad</text:span>.</text:p>
      <text:p text:style-name="Text_20_body">El colapso se da <text:span text:style-name="Strong_20_Emphasis">cuando el desfase acumulado se vuelve insignificante durante el tiempo de medición</text:span>, lo cual puede traducirse experimentalmente como la condición de "medición efectiva".</text:p>
      <text:h text:style-name="Heading_20_3" text:outline-level="3">Conclusión del punto 2:</text:h>
      <text:list xml:id="list8149315040636293662" text:style-name="L20">
        <text:list-item>
          <text:p text:style-name="P25">Tenemos un modelo muy simple, computable, que simula la sincronía como condición necesaria para el colapso.</text:p>
        </text:list-item>
        <text:list-item>
          <text:p text:style-name="P25">Puede visualizarse como un patrón de interferencia temporal entre frecuencias relativizadas.</text:p>
        </text:list-item>
        <text:list-item>
          <text:p text:style-name="P25">Este modelo es una <text:span text:style-name="Strong_20_Emphasis">alternativa al formalismo de decoherencia ambiental</text:span>, centrada en <text:span text:style-name="Strong_20_Emphasis">desfase interno relacional</text:span>.</text:p>
        </text:list-item>
      </text:list>
      <text:h text:style-name="P5" text:outline-level="2">3. Aplicación a un experimento tipo <text:span text:style-name="Strong_20_Emphasis">doble rendija</text:span></text:h>
      <text:h text:style-name="Heading_20_3" text:outline-level="3">Contexto</text:h>
      <text:p text:style-name="Text_20_body">En el experimento clásico de doble rendija:</text:p>
      <text:list xml:id="list343489503472843364" text:style-name="L21">
        <text:list-item>
          <text:p text:style-name="P26">Un electrón (o fotón) pasa por dos rendijas posibles.</text:p>
        </text:list-item>
        <text:list-item>
          <text:p text:style-name="P26">Si <text:span text:style-name="Strong_20_Emphasis">no se mide</text:span>, aparece un patrón de <text:span text:style-name="Strong_20_Emphasis">interferencia</text:span> → comportamiento de onda.</text:p>
        </text:list-item>
        <text:list-item>
          <text:p text:style-name="P26">Si <text:span text:style-name="Strong_20_Emphasis">se mide</text:span> por cuál rendija pasa, desaparece el patrón → comportamiento de partícula.</text:p>
        </text:list-item>
      </text:list>
      <text:h text:style-name="Heading_20_3" text:outline-level="3">Reinterpretación bajo el modelo SQE</text:h>
      <text:p text:style-name="Text_20_body">Bajo la hipótesis que manejamos (modelo SQE con sincronización temporal), proponemos:</text:p>
      <text:p text:style-name="Quotations">El patrón de interferencia desaparece <text:span text:style-name="Strong_20_Emphasis">no porque se “observe”</text:span>, sino porque se rompe la <text:span text:style-name="Strong_20_Emphasis">sincronía temporal</text:span> entre el sistema cuántico (electrón) y el sistema medidor.</text:p>
      <text:h text:style-name="Heading_20_3" text:outline-level="3">Dos escenarios comparados</text:h>
      <text:h text:style-name="Heading_20_4" text:outline-level="4">1. Sin medición</text:h>
      <text:list xml:id="list4591933584807583689" text:style-name="L22">
        <text:list-item>
          <text:p text:style-name="P27">El electrón no se sincroniza específicamente con ningún sistema externo.</text:p>
        </text:list-item>
        <text:list-item>
          <text:p text:style-name="P27">La función de onda ψA(t) evoluciona libremente.</text:p>
        </text:list-item>
        <text:list-item>
          <text:p text:style-name="P27"><text:span text:style-name="Strong_20_Emphasis">No hay colapso</text:span>: no se produce sincronización, no se privilegia ninguna historia.</text:p>
        </text:list-item>
        <text:list-item>
          <text:p text:style-name="P27">Resultado: <text:span text:style-name="Strong_20_Emphasis">interferencia</text:span> → múltiples fases simultáneas, ninguna colapsada.</text:p>
        </text:list-item>
      </text:list>
      <text:h text:style-name="Heading_20_4" text:outline-level="4">2. Con medición (colocamos un detector en una rendija)</text:h>
      <text:list xml:id="list7258048563556113059" text:style-name="L23">
        <text:list-item>
          <text:p text:style-name="P28">El detector tiene una frecuencia interna ωB, y una precisión temporal.</text:p>
        </text:list-item>
        <text:list-item>
          <text:p text:style-name="P28">Si su ωBγB se aproxima a la del electrón ωAγA, hay <text:span text:style-name="Strong_20_Emphasis">sincronía suficiente</text:span> → se acopla → <text:span text:style-name="Strong_20_Emphasis">colapso</text:span> de ψ.</text:p>
        </text:list-item>
        <text:list-item>
          <text:p text:style-name="P28">Resultado: se selecciona una historia → <text:span text:style-name="Strong_20_Emphasis">no hay interferencia</text:span>.</text:p>
        </text:list-item>
      </text:list>
      <text:h text:style-name="Heading_20_3" text:outline-level="3">Implicaciones experimentales nuevas</text:h>
      <text:p text:style-name="Text_20_body">Este modelo predice una <text:span text:style-name="Strong_20_Emphasis">zona intermedia continua</text:span> entre los dos extremo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Diferencia Δωeff</text:p>
            </table:table-cell>
            <table:table-cell table:style-name="Tabla2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2.A1" office:value-type="string">
            <text:p text:style-name="Table_20_Contents">Muy pequeña</text:p>
          </table:table-cell>
          <table:table-cell table:style-name="Tabla2.A1" office:value-type="string">
            <text:p text:style-name="Table_20_Contents">Alta probabilidad de colapso</text:p>
          </table:table-cell>
        </table:table-row>
        <table:table-row>
          <table:table-cell table:style-name="Tabla2.A1" office:value-type="string">
            <text:p text:style-name="Table_20_Contents">Moderada</text:p>
          </table:table-cell>
          <table:table-cell table:style-name="Tabla2.A1" office:value-type="string">
            <text:p text:style-name="Table_20_Contents">Interferencia parcial / patrón difuso</text:p>
          </table:table-cell>
        </table:table-row>
        <table:table-row>
          <table:table-cell table:style-name="Tabla2.A1" office:value-type="string">
            <text:p text:style-name="Table_20_Contents">Grande</text:p>
          </table:table-cell>
          <table:table-cell table:style-name="Tabla2.A1" office:value-type="string">
            <text:p text:style-name="Table_20_Contents">Patrón de interferencia intacto</text:p>
          </table:table-cell>
        </table:table-row>
      </table:table>
      <text:p text:style-name="Text_20_body">Esto permitiría diseñar <text:span text:style-name="Strong_20_Emphasis">experimentos con detectores de precisión variable</text:span>, o con <text:span text:style-name="Strong_20_Emphasis">control de sincronía</text:span>, que no midan de forma dicotómica sino gradual.</text:p>
      <text:h text:style-name="Heading_20_3" text:outline-level="3">Experimentos que ya apuntan en esta dirección</text:h>
      <text:list xml:id="list1075906013429326663" text:style-name="L24">
        <text:list-item>
          <text:p text:style-name="P29">Los experimentos de <text:span text:style-name="Strong_20_Emphasis">"which-path weak measurements"</text:span> ya muestran interferencia parcial cuando el acoplamiento con el detector es débil.</text:p>
        </text:list-item>
        <text:list-item>
          <text:p text:style-name="P29"><text:soft-page-break/>En esta hipótesis, eso se explica no por la debilidad del acoplamiento <text:span text:style-name="Strong_20_Emphasis">en sí</text:span>, sino por una <text:span text:style-name="Strong_20_Emphasis">sincronización incompleta</text:span> en frecuencia y fase.</text:p>
        </text:list-item>
      </text:list>
      <text:h text:style-name="Heading_20_3" text:outline-level="3">Resultado clave</text:h>
      <text:p text:style-name="Quotations">En este modelo, la transición de onda a partícula no es instantánea ni mágica: es una función continua de sincronía temporal entre sistemas.</text:p>
      <text:p text:style-name="Text_20_body">Esto permite repensar la dualidad onda-partícula como una <text:span text:style-name="Strong_20_Emphasis">gradación relacional</text:span>, y <text:span text:style-name="Strong_20_Emphasis">no un cambio ontológico brusco</text:span>.</text:p>
      <text:h text:style-name="Heading_20_3" text:outline-level="3">✅ Conclusión del Punto 3</text:h>
      <text:list xml:id="list1371243768543738512" text:style-name="L25">
        <text:list-item>
          <text:p text:style-name="P30">El modelo SQE permite reinterpretar la doble rendija como un fenómeno de sincronización temporal.</text:p>
        </text:list-item>
        <text:list-item>
          <text:p text:style-name="P30">Introduce la noción de colapso como una <text:span text:style-name="Strong_20_Emphasis">emergencia de acuerdo temporal suficiente</text:span> entre sistemas, y no como "medición" externa.</text:p>
        </text:list-item>
        <text:list-item>
          <text:p text:style-name="P30">Abre la posibilidad de <text:span text:style-name="Strong_20_Emphasis">experimentos nuevos</text:span> basados en controlar la sincronía más que la interacción física.</text:p>
        </text:list-item>
      </text:list>
      <text:h text:style-name="P5" text:outline-level="2">4. Revisión conceptual del <text:span text:style-name="Strong_20_Emphasis">papel del tiempo</text:span> en la mecánica cuántica desde la hipótesis de sincronización</text:h>
      <text:h text:style-name="Heading_20_3" text:outline-level="3">Diagnóstico del marco actual</text:h>
      <text:p text:style-name="Text_20_body">En la formulación estándar de la mecánica cuántica:</text:p>
      <text:list xml:id="list8681909033167955058" text:style-name="L26">
        <text:list-item>
          <text:p text:style-name="P31">El <text:span text:style-name="Strong_20_Emphasis">tiempo</text:span> aparece como un <text:span text:style-name="Strong_20_Emphasis">parámetro externo</text:span>, no como un observable.</text:p>
        </text:list-item>
        <text:list-item>
          <text:p text:style-name="P31">La <text:span text:style-name="Strong_20_Emphasis">ecuación de Schrödinger</text:span> evoluciona la función de onda en un <text:span text:style-name="Strong_20_Emphasis">tiempo absoluto</text:span> t, pero no lo cuantiza.</text:p>
        </text:list-item>
        <text:list-item>
          <text:p text:style-name="P31">En la formulación relativista (QFT), se trabaja con coordenadas espaciotemporales, pero <text:span text:style-name="Strong_20_Emphasis">el tiempo sigue siendo un fondo fijo</text:span>.</text:p>
        </text:list-item>
      </text:list>
      <text:p text:style-name="Text_20_body">Esto <text:span text:style-name="Strong_20_Emphasis">contrasta radicalmente</text:span> con la relatividad general, donde <text:span text:style-name="Strong_20_Emphasis">el tiempo es una coordenada dinámica, local y curva</text:span>.</text:p>
      <text:h text:style-name="Heading_20_3" text:outline-level="3">Propuesta del modelo SQE</text:h>
      <text:p text:style-name="Quotations">El tiempo <text:span text:style-name="Strong_20_Emphasis">no es un parámetro externo universal</text:span>, sino una <text:span text:style-name="Strong_20_Emphasis">frecuencia interna local</text:span> asociada a cada sistema físico.</text:p>
      <text:p text:style-name="Text_20_body">En este modelo:</text:p>
      <text:list xml:id="list3750834407618986464" text:style-name="L27">
        <text:list-item>
          <text:p text:style-name="P32">Cada sistema A, B, C… tiene una <text:span text:style-name="Strong_20_Emphasis">frecuencia interna</text:span> ωA,ωB, relacionada con su energía, masa, y estado de movimiento.</text:p>
        </text:list-item>
        <text:list-item>
          <text:p text:style-name="P32">El <text:span text:style-name="Strong_20_Emphasis">desfase temporal</text:span> entre sistemas determina la posibilidad de que compartan información (observen/interactúen).</text:p>
        </text:list-item>
        <text:list-item>
          <text:p text:style-name="P32">La "medición" o el "colapso" ocurre <text:span text:style-name="Strong_20_Emphasis">solo si las frecuencias se sincronizan dentro de un umbral finito</text:span> → condición de coherencia temporal.</text:p>
        </text:list-item>
      </text:list>
      <text:h text:style-name="Heading_20_3" text:outline-level="3">¿Por qué el tiempo no aparece en la ecuación de Schrödinger "colapsada"?</text:h>
      <text:p text:style-name="Text_20_body">La hipótesis SQE sugiere:</text:p>
      <text:p text:style-name="Quotations">La desaparición del tiempo en la parte “colapsada” de la teoría (como en la ecuación de Born, los eigenvalores, etc.) <text:span text:style-name="Strong_20_Emphasis">no es una omisión matemática, sino una manifestación real</text:span>:</text:p>
      <text:p text:style-name="Quotations"><text:span text:style-name="Strong_20_Emphasis">Una vez sincronizados, el tiempo relativo deja de importar.</text:span></text:p>
      <text:p text:style-name="Text_20_body">Esto es coherente con la observación de que en <text:span text:style-name="Strong_20_Emphasis">entrelazamiento cuántico</text:span>, las correlaciones son <text:span text:style-name="Strong_20_Emphasis">instantáneas</text:span> y no dependen del tiempo de llegada.</text:p>
      <text:h text:style-name="Heading_20_3" text:outline-level="3">Comparación con otras teorías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Teoría</text:p>
            </table:table-cell>
            <table:table-cell table:style-name="Tabla3.A1" office:value-type="string">
              <text:p text:style-name="Table_20_Heading">Tiempo como…</text:p>
            </table:table-cell>
            <table:table-cell table:style-name="Tabla3.A1" office:value-type="string">
              <text:p text:style-name="Table_20_Heading">Observación</text:p>
            </table:table-cell>
          </table:table-row>
        </table:table-header-rows>
        <table:table-row>
          <table:table-cell table:style-name="Tabla3.A1" office:value-type="string">
            <text:p text:style-name="Table_20_Contents">Mecánica clásica</text:p>
          </table:table-cell>
          <table:table-cell table:style-name="Tabla3.A1" office:value-type="string">
            <text:p text:style-name="Table_20_Contents">Parámetro absoluto</text:p>
          </table:table-cell>
          <table:table-cell table:style-name="Tabla3.A1" office:value-type="string">
            <text:p text:style-name="Table_20_Contents">Universal</text:p>
          </table:table-cell>
        </table:table-row>
        <table:table-row>
          <table:table-cell table:style-name="Tabla3.A1" office:value-type="string">
            <text:p text:style-name="Table_20_Contents">Relatividad general</text:p>
          </table:table-cell>
          <table:table-cell table:style-name="Tabla3.A1" office:value-type="string">
            <text:p text:style-name="Table_20_Contents">Coordenada curva, local</text:p>
          </table:table-cell>
          <table:table-cell table:style-name="Tabla3.A1" office:value-type="string">
            <text:p text:style-name="Table_20_Contents">Dinámica</text:p>
          </table:table-cell>
        </table:table-row>
        <table:table-row>
          <table:table-cell table:style-name="Tabla3.A1" office:value-type="string">
            <text:p text:style-name="Table_20_Contents">Mecánica cuántica estándar</text:p>
          </table:table-cell>
          <table:table-cell table:style-name="Tabla3.A1" office:value-type="string">
            <text:p text:style-name="Table_20_Contents">Parámetro externo</text:p>
          </table:table-cell>
          <table:table-cell table:style-name="Tabla3.A1" office:value-type="string">
            <text:p text:style-name="Table_20_Contents">No observable</text:p>
          </table:table-cell>
        </table:table-row>
        <table:table-row>
          <table:table-cell table:style-name="Tabla3.A1" office:value-type="string">
            <text:p text:style-name="Table_20_Contents">SQE (propuesta)</text:p>
          </table:table-cell>
          <table:table-cell table:style-name="Tabla3.A1" office:value-type="string">
            <text:p text:style-name="Table_20_Contents">Frecuencia interna relativa</text:p>
          </table:table-cell>
          <table:table-cell table:style-name="Tabla3.A1" office:value-type="string">
            <text:p text:style-name="Table_20_Contents">Sincronización ≈ colapso</text:p>
          </table:table-cell>
        </table:table-row>
      </table:table>
      <text:p text:style-name="Text_20_body"><text:soft-page-break/>Esto acerca el modelo SQE a ciertas intuiciones de:</text:p>
      <text:list xml:id="list8122703762841542233" text:style-name="L28">
        <text:list-item>
          <text:p text:style-name="P33"><text:span text:style-name="Strong_20_Emphasis">Carlo Rovelli y la teoría relacional del tiempo</text:span></text:p>
        </text:list-item>
        <text:list-item>
          <text:p text:style-name="P33"><text:span text:style-name="Strong_20_Emphasis">Julian Barbour y la idea de que el tiempo emerge del cambio</text:span></text:p>
        </text:list-item>
        <text:list-item>
          <text:p text:style-name="P33"><text:span text:style-name="Strong_20_Emphasis">Piers Coleman y la termodinámica del entrelazamiento</text:span></text:p>
        </text:list-item>
      </text:list>
      <text:h text:style-name="Heading_20_3" text:outline-level="3">Implicación conceptual profunda</text:h>
      <text:list xml:id="list6050532890957771894" text:style-name="L29">
        <text:list-item>
          <text:p text:style-name="P34">El tiempo en cuántica <text:span text:style-name="Strong_20_Emphasis">no está ausente</text:span>: está <text:span text:style-name="Strong_20_Emphasis">distribuido internamente</text:span> como fases y frecuencias.</text:p>
        </text:list-item>
        <text:list-item>
          <text:p text:style-name="P34">La coordinación temporal no es global sino <text:span text:style-name="Strong_20_Emphasis">relacional</text:span>.</text:p>
        </text:list-item>
        <text:list-item>
          <text:p text:style-name="P34">El colapso ocurre cuando <text:span text:style-name="Strong_20_Emphasis">la relación de fase entre dos sistemas se estabiliza suficientemente</text:span> para compartir información.</text:p>
        </text:list-item>
      </text:list>
      <text:p text:style-name="Text_20_body">Esto <text:span text:style-name="Strong_20_Emphasis">cierra el círculo</text:span> con el punto 1: el colapso es una transición de tipo <text:span text:style-name="Strong_20_Emphasis">temporal y relacional</text:span>, no espacial ni absoluta.</text:p>
      <text:h text:style-name="Heading_20_3" text:outline-level="3">Conclusión del Punto 4</text:h>
      <text:list xml:id="list16226062962863046" text:style-name="L30">
        <text:list-item>
          <text:p text:style-name="P35">El papel del tiempo en cuántica se puede reinterpretar como un <text:span text:style-name="Strong_20_Emphasis">campo relacional de frecuencias</text:span>.</text:p>
        </text:list-item>
        <text:list-item>
          <text:p text:style-name="P35">El acto de observar es el <text:span text:style-name="Strong_20_Emphasis">acto de sincronizar tiempos internos</text:span>, y eso <text:span text:style-name="Strong_20_Emphasis">anula la diferencia temporal</text:span> durante la interacción.</text:p>
        </text:list-item>
        <text:list-item>
          <text:p text:style-name="P35">La desaparición del tiempo en las ecuaciones de medición es <text:span text:style-name="Strong_20_Emphasis">coherente con esta desaparición relacional</text:span>: sin desfase, el tiempo deja de importar.<text:line-break/></text:p>
        </text:list-item>
      </text:list>
      <text:h text:style-name="P5" text:outline-level="2">¿Cuadra lo propuesto con que observamos coherencia local pero desincronía lejana?</text:h>
      <text:p text:style-name="Text_20_body">Sí, pero con <text:span text:style-name="Strong_20_Emphasis">una reinterpretación radical del marco</text:span>:<text:line-break/>En el modelo SQE, lo que observamos <text:span text:style-name="Strong_20_Emphasis">no es todo lo que existe</text:span>, sino <text:span text:style-name="Strong_20_Emphasis">aquello con lo que estamos temporalmente sincronizados</text:span>.</text:p>
      <text:h text:style-name="Heading_20_2" text:outline-level="2">Principio SQE: "Lo que vemos es lo que podemos sincronizar"</text:h>
      <text:p text:style-name="Text_20_body">Esto significa:</text:p>
      <text:list xml:id="list3041458204681184262" text:style-name="L31">
        <text:list-item>
          <text:p text:style-name="P36">El universo observable es como un <text:span text:style-name="Strong_20_Emphasis">dominio de coherencia temporal</text:span>, una “burbuja” donde nuestras frecuencias internas (del sistema observador) se sincronizan con los sistemas medidos.</text:p>
        </text:list-item>
        <text:list-item>
          <text:p text:style-name="P36">Lo que llamamos "realidad observable" es una <text:span text:style-name="Strong_20_Emphasis">subred sincronizada</text:span> de un universo mayor, potencialmente desincronizado en el tiempo (y por tanto, <text:span text:style-name="Strong_20_Emphasis">invisible o incoherente</text:span> para nosotros).</text:p>
        </text:list-item>
      </text:list>
      <text:h text:style-name="Heading_20_2" text:outline-level="2">Aplicación a escalas <text:span text:style-name="Strong_20_Emphasis">microscópicas</text:span> y <text:span text:style-name="Strong_20_Emphasis">macroscópicas</text:span></text:h>
      <text:h text:style-name="Heading_20_3" text:outline-level="3">1. Mundo microscópico (cuántico)</text:h>
      <text:list xml:id="list3360519432358899322" text:style-name="L32">
        <text:list-item>
          <text:p text:style-name="P37">La desincronía entre frecuencias internas de sistemas cercanos explica:</text:p>
          <text:list>
            <text:list-item>
              <text:p text:style-name="P37"><text:span text:style-name="Strong_20_Emphasis">Interferencia</text:span> (cuando no se colapsa).</text:p>
            </text:list-item>
            <text:list-item>
              <text:p text:style-name="P37"><text:span text:style-name="Strong_20_Emphasis">Decoherencia</text:span> (cuando hay desincronía ambiental masiva).</text:p>
            </text:list-item>
            <text:list-item>
              <text:p text:style-name="P37"><text:span text:style-name="Strong_20_Emphasis">Imposibilidad de acceder a todas las variables</text:span> (como en el principio de indeterminación).</text:p>
            </text:list-item>
          </text:list>
        </text:list-item>
        <text:list-item>
          <text:p text:style-name="P37">Esto también explica por qué <text:span text:style-name="Strong_20_Emphasis">muchas variables cuánticas son “potenciales”</text:span>:<text:line-break/>No es que no existan, es que <text:span text:style-name="Strong_20_Emphasis">no están en sincronía</text:span> con nosotros.</text:p>
        </text:list-item>
      </text:list>
      <text:h text:style-name="Heading_20_3" text:outline-level="3">2. Mundo macroscópico y cosmológico</text:h>
      <text:list xml:id="list6111875880765220342" text:style-name="L33">
        <text:list-item>
          <text:p text:style-name="P38"><text:span text:style-name="Strong_20_Emphasis">La expansión del universo en SQE no es la dilatación de un espacio físico absoluto</text:span>, sino la expansión del <text:span text:style-name="Strong_20_Emphasis">desfase de fase entre sistemas</text:span> que han perdido su sincronía mutua. </text:p>
        </text:list-item>
        <text:list-item>
          <text:p text:style-name="P38">Lo que interpretamos como <text:span text:style-name="Strong_20_Emphasis">expansión espacial</text:span> (el crecimiento de distancias) es en realidad un <text:span text:style-name="Strong_20_Emphasis">aumento del desfase temporal entre regiones</text:span>, que produce efectos <text:span text:style-name="Strong_20_Emphasis">análogos</text:span> a la expansión en nuestro marco de observación sincronizado.</text:p>
        </text:list-item>
      </text:list>
      <text:list xml:id="list6323934066043301580" text:style-name="L34">
        <text:list-item>
          <text:p text:style-name="P39">Así, la <text:span text:style-name="Strong_20_Emphasis">materia oscura</text:span> y <text:span text:style-name="Strong_20_Emphasis">energía oscura</text:span> no existen <text:span text:style-name="Emphasis">per se</text:span>, sino que son <text:span text:style-name="Strong_20_Emphasis">efectos aparentes</text:span> de regiones o estructuras cuya <text:span text:style-name="Strong_20_Emphasis">fase temporal está lo bastante desfasada respecto a nosotros como para alterar nuestras mediciones</text:span> (por ejemplo, curvas de rotación galáctica o la aceleración cósmica).</text:p>
        </text:list-item>
      </text:list>
      <text:h text:style-name="Heading_20_2" text:outline-level="2">Hipótesis emergente desde SQE</text:h>
      <text:p text:style-name="Quotations">La materia oscura y la energía oscura no serían <text:span text:style-name="Strong_20_Emphasis">cosas misteriosas</text:span> que están “ahí fuera” <text:soft-page-break/>ocultas, sino <text:span text:style-name="Strong_20_Emphasis">sectores del universo que no comparten nuestro marco temporal de sincronía</text:span>.</text:p>
      <text:p text:style-name="Text_20_body">Esto implica que:</text:p>
      <text:list xml:id="list5552259700493749015" text:style-name="L35">
        <text:list-item>
          <text:p text:style-name="P40"><text:span text:style-name="Strong_20_Emphasis">La gravedad</text:span> podría ser una manifestación indirecta de sincronías parciales.</text:p>
        </text:list-item>
        <text:list-item>
          <text:p text:style-name="P40">El <text:span text:style-name="Strong_20_Emphasis">espaciotiempo</text:span> podría ser una <text:span text:style-name="Strong_20_Emphasis">proyección emergente de sincronías entre sistemas</text:span> (como ya sugerías en los puntos anteriores).</text:p>
        </text:list-item>
        <text:list-item>
          <text:p text:style-name="P40"><text:span text:style-name="Strong_20_Emphasis">Las constantes físicas</text:span> podrían variar levemente en sistemas con frecuencias internas distintas → explicación de variaciones cosmológicas (tipo Hubble tension, etc).</text:p>
        </text:list-item>
      </text:list>
      <text:h text:style-name="Heading_20_2" text:outline-level="2">Reencuadre total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Escala</text:p>
            </table:table-cell>
            <table:table-cell table:style-name="Tabla4.A1" office:value-type="string">
              <text:p text:style-name="Table_20_Heading">Interpretación SQE</text:p>
            </table:table-cell>
            <table:table-cell table:style-name="Tabla4.A1" office:value-type="string">
              <text:p text:style-name="Table_20_Heading">Estado de sincronía</text:p>
            </table:table-cell>
          </table:table-row>
        </table:table-header-rows>
        <table:table-row>
          <table:table-cell table:style-name="Tabla4.A1" office:value-type="string">
            <text:p text:style-name="Table_20_Contents">Local (micro)</text:p>
          </table:table-cell>
          <table:table-cell table:style-name="Tabla4.A1" office:value-type="string">
            <text:p text:style-name="Table_20_Contents">Solo colapsan sistemas en sincronía</text:p>
          </table:table-cell>
          <table:table-cell table:style-name="Tabla4.A1" office:value-type="string">
            <text:p text:style-name="Table_20_Contents">Parcial/inestable</text:p>
          </table:table-cell>
        </table:table-row>
        <table:table-row>
          <table:table-cell table:style-name="Tabla4.A1" office:value-type="string">
            <text:p text:style-name="Table_20_Contents">Humano/macroscópico</text:p>
          </table:table-cell>
          <table:table-cell table:style-name="Tabla4.A1" office:value-type="string">
            <text:p text:style-name="Table_20_Contents">Alta coherencia entre sistemas</text:p>
          </table:table-cell>
          <table:table-cell table:style-name="Tabla4.A1" office:value-type="string">
            <text:p text:style-name="Table_20_Contents">Sincronía estable</text:p>
          </table:table-cell>
        </table:table-row>
        <table:table-row>
          <table:table-cell table:style-name="Tabla4.A1" office:value-type="string">
            <text:p text:style-name="Table_20_Contents">Galáctico</text:p>
          </table:table-cell>
          <table:table-cell table:style-name="Tabla4.A1" office:value-type="string">
            <text:p text:style-name="Table_20_Contents">Sincronía débil (observamos con esfuerzo)</text:p>
          </table:table-cell>
          <table:table-cell table:style-name="Tabla4.A1" office:value-type="string">
            <text:p text:style-name="Table_20_Contents">Ruido y desfase creciente</text:p>
          </table:table-cell>
        </table:table-row>
        <table:table-row>
          <table:table-cell table:style-name="Tabla4.A1" office:value-type="string">
            <text:p text:style-name="Table_20_Contents">Cósmico</text:p>
          </table:table-cell>
          <table:table-cell table:style-name="Tabla4.A1" office:value-type="string">
            <text:p text:style-name="Table_20_Contents">Muchos sistemas fuera de sincronía</text:p>
          </table:table-cell>
          <table:table-cell table:style-name="Tabla4.A1" office:value-type="string">
            <text:p text:style-name="Table_20_Contents">Oscuridad, invisibilidad, “faltante”</text:p>
          </table:table-cell>
        </table:table-row>
      </table:table>
      <text:h text:style-name="Heading_20_2" text:outline-level="2"/>
      <text:h text:style-name="Heading_20_2" text:outline-level="2">Conexiones con ideas actuale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Misterio actual</text:p>
            </table:table-cell>
            <table:table-cell table:style-name="Tabla5.A1" office:value-type="string">
              <text:p text:style-name="Table_20_Heading">Interpretación SQE alternativa</text:p>
            </table:table-cell>
          </table:table-row>
        </table:table-header-rows>
        <table:table-row>
          <table:table-cell table:style-name="Tabla5.A1" office:value-type="string">
            <text:p text:style-name="Table_20_Contents">Materia oscura</text:p>
          </table:table-cell>
          <table:table-cell table:style-name="Tabla5.A1" office:value-type="string">
            <text:p text:style-name="Table_20_Contents">Materia fuera de sincronía temporal → no colapsa con nuestro marco</text:p>
          </table:table-cell>
        </table:table-row>
        <table:table-row>
          <table:table-cell table:style-name="Tabla5.A1" office:value-type="string">
            <text:p text:style-name="Table_20_Contents">Energía oscura</text:p>
          </table:table-cell>
          <table:table-cell table:style-name="Tabla5.A1" office:value-type="string">
            <text:p text:style-name="Table_20_Contents">Diferencias de fase acumuladas a gran escala → expansión efectiva</text:p>
          </table:table-cell>
        </table:table-row>
        <table:table-row>
          <table:table-cell table:style-name="Tabla5.A1" office:value-type="string">
            <text:p text:style-name="Table_20_Contents">Constantes universales</text:p>
          </table:table-cell>
          <table:table-cell table:style-name="Tabla5.A1" office:value-type="string">
            <text:p text:style-name="Table_20_Contents">Medidas en marcos sincronizados → podrían variar en zonas desincronizadas</text:p>
          </table:table-cell>
        </table:table-row>
        <table:table-row>
          <table:table-cell table:style-name="Tabla5.A1" office:value-type="string">
            <text:p text:style-name="Table_20_Contents">Horizonte de partículas</text:p>
          </table:table-cell>
          <table:table-cell table:style-name="Tabla5.A1" office:value-type="string">
            <text:p text:style-name="Table_20_Contents">Límite práctico de sincronización → no solo luz, también fase y frecuencia</text:p>
          </table:table-cell>
        </table:table-row>
        <table:table-row>
          <table:table-cell table:style-name="Tabla5.A1" office:value-type="string">
            <text:p text:style-name="Table_20_Contents">Decoherencia cuántica</text:p>
          </table:table-cell>
          <table:table-cell table:style-name="Tabla5.A1" office:value-type="string">
            <text:p text:style-name="Table_20_Contents">Ruido de fondo desincronizador → transición de fase</text:p>
          </table:table-cell>
        </table:table-row>
      </table:table>
      <text:h text:style-name="Heading_20_2" text:outline-level="2"/>
      <text:h text:style-name="Heading_20_2" text:outline-level="2">Conclusión</text:h>
      <text:list xml:id="list8044564033084268961" text:style-name="L36">
        <text:list-item>
          <text:p text:style-name="P41"><text:span text:style-name="Strong_20_Emphasis">No hay contradicción</text:span>, sino una <text:span text:style-name="Strong_20_Emphasis">inversión del marco habitual</text:span>.</text:p>
        </text:list-item>
        <text:list-item>
          <text:p text:style-name="P41">El modelo SQE propone que <text:span text:style-name="Strong_20_Emphasis">la realidad observable es la zona sincronizada</text:span> de una red más vasta.</text:p>
        </text:list-item>
        <text:list-item>
          <text:p text:style-name="P41">Lo que en física actual se ve como misterios o “faltantes”, en SQE serían <text:span text:style-name="Strong_20_Emphasis">efectos aparentes de desincronías no colapsadas</text:span>.</text:p>
        </text:list-item>
        <text:list-item>
          <text:p text:style-name="P41">Esto abre vías para reinterpretar <text:span text:style-name="Strong_20_Emphasis">todo el modelo cosmológico</text:span> desde una base cuántico-temporal relacional.</text:p>
        </text:list-item>
      </text:list>
      <text:h text:style-name="P5" text:outline-level="2">Corrimiento al rojo y la relatividad temporal SQE</text:h>
      <text:p text:style-name="Text_20_body">Aquí entra el punto más fino: <text:span text:style-name="Strong_20_Emphasis">el corrimiento al rojo</text:span> (redshift), clásico en cosmología.</text:p>
      <text:h text:style-name="Heading_20_3" text:outline-level="3">En física estándar:</text:h>
      <text:list xml:id="list8622389130512325222" text:style-name="L37">
        <text:list-item>
          <text:p text:style-name="P42">El redshift <text:span text:style-name="Strong_20_Emphasis">cosmológico</text:span> se interpreta como <text:span text:style-name="Strong_20_Emphasis">expansión del espacio</text:span>: la longitud de onda de la luz se “estira” porque el espacio mismo se estira.</text:p>
        </text:list-item>
        <text:list-item>
          <text:p text:style-name="P42">Alternativamente, puede interpretarse como <text:span text:style-name="Strong_20_Emphasis">efecto Doppler</text:span> a escala cósmica: las galaxias se alejan → luz se desplaza al rojo.</text:p>
        </text:list-item>
      </text:list>
      <text:h text:style-name="Heading_20_3" text:outline-level="3">En teoría SQE:</text:h>
      <text:p text:style-name="Text_20_body">Proponemos una lectura <text:span text:style-name="Strong_20_Emphasis">complementaria</text:span>:</text:p>
      <text:p text:style-name="Quotations">El <text:span text:style-name="Strong_20_Emphasis">corrimiento al rojo no es un estiramiento de la luz per se</text:span>, sino un efecto <text:span text:style-name="Strong_20_Emphasis">de desfase temporal creciente entre el emisor y el receptor</text:span>.</text:p>
      <text:p text:style-name="Text_20_body"><text:span text:style-name="Strong_20_Emphasis">¿Cómo se manifiesta?</text:span></text:p>
      <text:list xml:id="list9185902440152798028" text:style-name="L38">
        <text:list-item>
          <text:p text:style-name="P43">Imagina que dos sistemas están cada vez más <text:span text:style-name="Strong_20_Emphasis">desincronizados</text:span> en fase temporal (frecuencia interna).</text:p>
        </text:list-item>
        <text:list-item>
          <text:p text:style-name="P43">Una onda emitida desde el sistema A (galaxia lejana) llega al sistema B (nosotros) con <text:span text:style-name="Strong_20_Emphasis">una frecuencia efectiva menor</text:span> debido al <text:span text:style-name="Strong_20_Emphasis">diferencial de fase acumulado durante la </text:span><text:span text:style-name="Strong_20_Emphasis">propagación</text:span>.</text:p>
        </text:list-item>
        <text:list-item>
          <text:p text:style-name="P43">Lo que observamos como corrimiento al rojo es, en este marco, <text:span text:style-name="Strong_20_Emphasis">un corrimiento de fase</text:span>:<text:line-break/>No es que la onda se haya estirado porque “viajó en espacio en expansión”, sino que <text:span text:style-name="Strong_20_Emphasis">su frecuencia no coincide ya con nuestro marco de sincronización</text:span> → <text:span text:style-name="Strong_20_Emphasis">la percibimos como “más roja”</text:span>.</text:p>
        </text:list-item>
      </text:list>
      <text:p text:style-name="Text_20_body">Esto encaja con:</text:p>
      <text:list xml:id="list2116634644122355074" text:style-name="L39">
        <text:list-item>
          <text:p text:style-name="P44">El hecho de que <text:span text:style-name="Strong_20_Emphasis">la expansión se acelera</text:span> (el desfase se acumula más rápido con el tiempo).</text:p>
        </text:list-item>
        <text:list-item>
          <text:p text:style-name="P44">El hecho de que <text:span text:style-name="Strong_20_Emphasis">cuanto más lejos miramos, más desfasadas están las señales</text:span> (más rojo).</text:p>
        </text:list-item>
        <text:list-item>
          <text:p text:style-name="P44">El porqué no necesitamos <text:span text:style-name="Strong_20_Emphasis">invocar una energía oscura real</text:span>: la aceleración es una <text:span text:style-name="Strong_20_Emphasis">proyección aparente del ritmo creciente del desfase</text:span>.</text:p>
        </text:list-item>
      </text:list>
      <text:h text:style-name="Heading_20_2" text:outline-level="2">Redshift como marcador de desfase temporal (síntesis)</text:h>
      <text:p text:style-name="Text_20_body">Podemos entonces redefinir el redshift desde SQE como:</text:p>
      <text:p text:style-name="Text_20_body"><text:span text:style-name="Strong_20_Emphasis">Z (redshift)</text:span> = función del <text:span text:style-name="Strong_20_Emphasis">desfase de fase temporal acumulado</text:span> entre emisor y receptor, a lo largo de una trayectoria no euclidiana, determinada por el campo de fase del universo.</text:p>
      <text:p text:style-name="Text_20_body">No se trata de una distancia física creciente, sino de <text:span text:style-name="Strong_20_Emphasis">una distancia de fase creciente</text:span>.</text:p>
      <text:h text:style-name="Heading_20_2" text:outline-level="2">Conclusión de esta fase</text:h>
      <text:list xml:id="list418843901955903699" text:style-name="L40">
        <text:list-item>
          <text:p text:style-name="P45">Materia y energía oscuras <text:span text:style-name="Strong_20_Emphasis">no existen</text:span> como entidades en SQE: se reinterpretan como efectos emergentes del <text:span text:style-name="Strong_20_Emphasis">campo de fase y desincronización global</text:span>.</text:p>
        </text:list-item>
        <text:list-item>
          <text:p text:style-name="P45">El corrimiento al rojo <text:span text:style-name="Strong_20_Emphasis">no es debido a estiramiento espacial</text:span>, sino a un <text:span text:style-name="Strong_20_Emphasis">desequilibrio de </text:span><text:soft-page-break/><text:span text:style-name="Strong_20_Emphasis">fase temporal acumulado</text:span>, perceptible como diferencia de frecuencia entre sistemas.</text:p>
        </text:list-item>
      </text:list>
      <text:p text:style-name="Text_20_body">Todo esto <text:span text:style-name="Strong_20_Emphasis">reconcilia lo observado</text:span> con el principio SQE sin introducir elementos ad hoc.</text:p>
      <text:p text:style-name="Text_20_body">Perfecto. Integraremos todo lo discutido como una <text:span text:style-name="Strong_20_Emphasis">extensión central de la teoría SQE</text:span>, formulando esta integración en términos <text:span text:style-name="Strong_20_Emphasis">claros, consistentes y coherentes con su marco original</text:span>.</text:p>
      <text:h text:style-name="Heading_20_2" text:outline-level="2">¿El redshift observado varía con la dirección de observación?</text:h>
      <text:h text:style-name="Heading_20_3" text:outline-level="3"><text:span text:style-name="Strong_20_Emphasis">En principio, no</text:span>: es isotrópico.</text:h>
      <text:p text:style-name="Text_20_body">Los datos más sólidos hasta ahora —como los del fondo cósmico de microondas (CMB), las galaxias tipo Ia, y los catálogos como SDSS— muestran que el <text:span text:style-name="Strong_20_Emphasis">corrimiento al rojo cosmológico (redshift)</text:span> sigue una ley muy uniforme:</text:p>
      <text:p text:style-name="Text_20_body">z∝d</text:p>
      <text:p text:style-name="Text_20_body">Es decir, a <text:span text:style-name="Strong_20_Emphasis">mayor distancia</text:span>, <text:span text:style-name="Strong_20_Emphasis">mayor redshift</text:span> (relación lineal a bajas distancias, más compleja a grandes escalas), <text:span text:style-name="Strong_20_Emphasis">independientemente de la dirección en el cielo</text:span>.</text:p>
      <text:h text:style-name="Heading_20_2" text:outline-level="2">¿Hay <text:span text:style-name="Emphasis">alguna</text:span> anisotropía detectada?</text:h>
      <text:p text:style-name="Text_20_body">Sí, pero <text:span text:style-name="Strong_20_Emphasis">muy débil</text:span>, y asociada a estos factores:</text:p>
      <text:h text:style-name="Heading_20_3" text:outline-level="3">1. <text:span text:style-name="Strong_20_Emphasis">Movimiento de la Tierra (efecto Doppler local)</text:span></text:h>
      <text:p text:style-name="Text_20_body">El movimiento del Sistema Solar respecto al CMB (~370 km/s) genera una leve <text:span text:style-name="Strong_20_Emphasis">anisotropía dipolar</text:span>:</text:p>
      <text:list xml:id="list6881785206444766224" text:style-name="L46">
        <text:list-item>
          <text:p text:style-name="P51">El cielo parece más <text:span text:style-name="Emphasis">azul</text:span> en dirección de nuestro movimiento.</text:p>
        </text:list-item>
        <text:list-item>
          <text:p text:style-name="P51">Más <text:span text:style-name="Emphasis">rojo</text:span> en la dirección contraria.</text:p>
        </text:list-item>
      </text:list>
      <text:p text:style-name="Text_20_body">Esto <text:span text:style-name="Strong_20_Emphasis">no afecta al redshift cosmológico real</text:span>, sino que se trata de un <text:span text:style-name="Strong_20_Emphasis">efecto Doppler local</text:span> sobre la luz de fondo.</text:p>
      <text:h text:style-name="Heading_20_3" text:outline-level="3">2. <text:span text:style-name="Strong_20_Emphasis">Estructuras locales y lentes gravitacionales</text:span></text:h>
      <text:p text:style-name="Text_20_body">Regiones del universo con mayor masa (cúmulos, supercúmulos) pueden <text:span text:style-name="Strong_20_Emphasis">desviar o distorsionar la luz</text:span>, afectando <text:span text:style-name="Emphasis">aparentemente</text:span> el redshift de ciertos objetos, pero esto no viola la regla general: <text:span text:style-name="Strong_20_Emphasis">a igual distancia cosmológica, el redshift es esencialmente el mismo</text:span>.</text:p>
      <text:h text:style-name="Heading_20_2" text:outline-level="2">¿Hay patrones anómalos?</text:h>
      <text:p text:style-name="Text_20_body">Algunos estudios han sugerido <text:span text:style-name="Strong_20_Emphasis">posibles anisotropías cosmológicas</text:span> o patrones no del todo explicados (como el eje del CMB, a veces llamado "eje del mal"), pero <text:span text:style-name="Strong_20_Emphasis">nada suficientemente confirmado</text:span> para abandonar el modelo estándar aún.</text:p>
      <text:h text:style-name="Heading_20_2" text:outline-level="2">En SQE: ¿cómo se interpreta esta isotropía?</text:h>
      <text:p text:style-name="Text_20_body">Desde la perspectiva SQE:</text:p>
      <text:list xml:id="list7315383129236377561" text:style-name="L58">
        <text:list-item>
          <text:p text:style-name="P58">La <text:span text:style-name="Strong_20_Emphasis">isotropía del redshift</text:span> indica que <text:span text:style-name="Strong_20_Emphasis">el desfase de fase temporal entre regiones lejanas y nosotros es homogéneo</text:span>.</text:p>
        </text:list-item>
        <text:list-item>
          <text:p text:style-name="P58">En este marco, <text:span text:style-name="Strong_20_Emphasis">el desfase temporal acumulado por distancia comóvil es la variable </text:span><text:soft-page-break/><text:span text:style-name="Strong_20_Emphasis">fundamental</text:span>, no tanto la expansión métrica del espacio.</text:p>
        </text:list-item>
      </text:list>
      <text:p text:style-name="Text_20_body">Entonces:</text:p>
      <text:p text:style-name="Quotations">A igual desfase temporal → igual redshift,<text:line-break/>Y si el desfase se acumula de forma <text:span text:style-name="Strong_20_Emphasis">isótropa</text:span> en el campo de fase global → obtenemos una relación redshift/distancia simétrica en todas direcciones.</text:p>
      <text:h text:style-name="Heading_20_2" text:outline-level="2">Conclusión:</text:h>
      <text:list xml:id="list228814140357971714" text:style-name="L59">
        <text:list-item>
          <text:p text:style-name="P59"><text:span text:style-name="Strong_20_Emphasis">Sí</text:span>, el redshift que medimos <text:span text:style-name="Strong_20_Emphasis">sigue el mismo patrón a igual distancia</text:span>, sin importar la dirección.</text:p>
        </text:list-item>
        <text:list-item>
          <text:p text:style-name="P59">Las <text:span text:style-name="Strong_20_Emphasis">variaciones direccionales reales</text:span> son <text:span text:style-name="Emphasis">mínimas</text:span> y explicables por efectos locales o sistemáticos (como el movimiento del Sol).</text:p>
        </text:list-item>
        <text:list-item>
          <text:p text:style-name="P59">Desde la teoría SQE, esto <text:span text:style-name="Strong_20_Emphasis">encaja perfectamente</text:span> como señal de que <text:span text:style-name="Strong_20_Emphasis">la desincronización temporal con regiones lejanas crece uniformemente con la distancia</text:span>, no direccionalmente.</text:p>
        </text:list-item>
      </text:list>
      <text:p text:style-name="Text_20_body">Llegamos a una de las <text:span text:style-name="Strong_20_Emphasis">críticas más profundas y a la vez menos discutidas</text:span> del modelo estándar:</text:p>
      <text:p text:style-name="Quotations">¿Por qué el espacio <text:span text:style-name="Strong_20_Emphasis">se expande exactamente igual en todas las direcciones</text:span> (isotropía) y en todos los lugares (homogeneidad), cuando sabemos que el universo tiene estructuras, fluctuaciones, y asimetrías?</text:p>
      <text:h text:style-name="Heading_20_2" text:outline-level="2">1. En la física estándar: ¿cómo se explica la expansión uniforme?</text:h>
      <text:p text:style-name="Text_20_body">La explicación clásica es el <text:span text:style-name="Strong_20_Emphasis">modelo de Friedmann-Lemaître-Robertson-Walker (FLRW)</text:span>, que parte de dos <text:span text:style-name="Strong_20_Emphasis">supuestos cosmológicos clave</text:span>:</text:p>
      <text:h text:style-name="Heading_20_3" text:outline-level="3"><text:span text:style-name="T1">A. </text:span><text:span text:style-name="Strong_20_Emphasis"><text:span text:style-name="T1">Isotropía</text:span></text:span><text:span text:style-name="T1">: el universo es igual en todas direcciones (cuando se promedia a gran escala).</text:span></text:h>
      <text:h text:style-name="Heading_20_3" text:outline-level="3"><text:span text:style-name="T1">B. </text:span><text:span text:style-name="Strong_20_Emphasis"><text:span text:style-name="T1">Homogeneidad</text:span></text:span><text:span text:style-name="T1">: el universo es igual en todos los lugares (también a gran escala).</text:span></text:h>
      <text:p text:style-name="Text_20_body">Bajo estos supuestos, y usando la relatividad general, se obtiene naturalmente una <text:span text:style-name="Strong_20_Emphasis">expansión uniforme del espacio</text:span>, descrita por la <text:span text:style-name="Strong_20_Emphasis">métrica FLRW</text:span> y su factor de escala a(t).</text:p>
      <text:p text:style-name="Text_20_body">La física estándar explica la isotropía observada en el redshift gracias a:</text:p>
      <text:list xml:id="list2869985269193631814" text:style-name="L60">
        <text:list-item>
          <text:p text:style-name="P60">La <text:span text:style-name="Strong_20_Emphasis">inflación cósmica</text:span>, que alisa y homogeneiza el universo temprano.</text:p>
        </text:list-item>
        <text:list-item>
          <text:p text:style-name="P60">El principio cosmológico: no hay lugar ni dirección privilegiada.</text:p>
        </text:list-item>
      </text:list>
      <text:p text:style-name="Text_20_body"><text:span text:style-name="Emphasis">Pero esto son supuestos iniciales</text:span>, no una consecuencia derivada de una ley más profunda.</text:p>
      <text:h text:style-name="Heading_20_2" text:outline-level="2">2. En la teoría SQE: el redshift como <text:span text:style-name="Strong_20_Emphasis">desfase temporal acumulado</text:span></text:h>
      <text:p text:style-name="Text_20_body">En lugar de imaginar que "el espacio se estira", la teoría SQE propone:</text:p>
      <text:p text:style-name="Quotations"><text:soft-page-break/><text:span text:style-name="Strong_20_Emphasis">Lo que crece con la distancia no es el espacio, sino el desfase de fase temporal entre sistemas cuánticos que no comparten sincronización.</text:span></text:p>
      <text:p text:style-name="Text_20_body">Esto lleva a una visión distinta: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Concepto</text:p>
            </table:table-cell>
            <table:table-cell table:style-name="Tabla6.A1" office:value-type="string">
              <text:p text:style-name="Table_20_Heading">Física estándar</text:p>
            </table:table-cell>
            <table:table-cell table:style-name="Tabla6.A1" office:value-type="string">
              <text:p text:style-name="Table_20_Heading">SQE</text:p>
            </table:table-cell>
          </table:table-row>
        </table:table-header-rows>
        <table:table-row>
          <table:table-cell table:style-name="Tabla6.A1" office:value-type="string">
            <text:p text:style-name="Table_20_Contents">Redshift</text:p>
          </table:table-cell>
          <table:table-cell table:style-name="Tabla6.A1" office:value-type="string">
            <text:p text:style-name="Table_20_Contents">Estiramiento de la longitud de onda por expansión métrica del espacio</text:p>
          </table:table-cell>
          <table:table-cell table:style-name="Tabla6.A1" office:value-type="string">
            <text:p text:style-name="Table_20_Contents">Disminución de frecuencia debido a desfase temporal acumulado</text:p>
          </table:table-cell>
        </table:table-row>
        <table:table-row>
          <table:table-cell table:style-name="Tabla6.A1" office:value-type="string">
            <text:p text:style-name="Table_20_Contents">Isotropía</text:p>
          </table:table-cell>
          <table:table-cell table:style-name="Tabla6.A1" office:value-type="string">
            <text:p text:style-name="Table_20_Contents">Supuesto cosmológico inicial</text:p>
          </table:table-cell>
          <table:table-cell table:style-name="Tabla6.A1" office:value-type="string">
            <text:p text:style-name="Table_20_Contents">Resultado natural de un campo de fase homogéneo</text:p>
          </table:table-cell>
        </table:table-row>
        <table:table-row>
          <table:table-cell table:style-name="Tabla6.A1" office:value-type="string">
            <text:p text:style-name="Table_20_Contents">Materia/energía oscura</text:p>
          </table:table-cell>
          <table:table-cell table:style-name="Tabla6.A1" office:value-type="string">
            <text:p text:style-name="Table_20_Contents">Nuevas entidades invisibles</text:p>
          </table:table-cell>
          <table:table-cell table:style-name="Tabla6.A1" office:value-type="string">
            <text:p text:style-name="Table_20_Contents">Consecuencias de falta de sincronización con nuestro marco</text:p>
          </table:table-cell>
        </table:table-row>
        <table:table-row>
          <table:table-cell table:style-name="Tabla6.A1" office:value-type="string">
            <text:p text:style-name="Table_20_Contents">Expansión</text:p>
          </table:table-cell>
          <table:table-cell table:style-name="Tabla6.A1" office:value-type="string">
            <text:p text:style-name="Table_20_Contents">Dinámica del espacio mismo</text:p>
          </table:table-cell>
          <table:table-cell table:style-name="Tabla6.A1" office:value-type="string">
            <text:p text:style-name="Table_20_Contents">Dinámica del desacoplamiento temporal</text:p>
          </table:table-cell>
        </table:table-row>
      </table:table>
      <text:p text:style-name="Horizontal_20_Line"/>
      <text:h text:style-name="Heading_20_2" text:outline-level="2">¿Qué sentido tiene hablar de una expansión homogénea del espacio?</text:h>
      <text:p text:style-name="Text_20_body">Desde una mirada crítica:</text:p>
      <text:list xml:id="list8599905378767241994" text:style-name="L61">
        <text:list-item>
          <text:p text:style-name="P61">El espacio <text:span text:style-name="Strong_20_Emphasis">no es una sustancia</text:span>, no tiene "celdas" que se estiran.</text:p>
        </text:list-item>
        <text:list-item>
          <text:p text:style-name="P61">Hablar de su "expansión" es útil como modelo, pero <text:span text:style-name="Strong_20_Emphasis">carece de sustancia física directa</text:span>.</text:p>
        </text:list-item>
        <text:list-item>
          <text:p text:style-name="P61">Decir que "el universo se expande uniformemente en todas direcciones" parece asumir una <text:span text:style-name="Strong_20_Emphasis">estructura previa invisible que contiene el espacio</text:span>… lo cual puede sonar tan ad hoc como la materia oscura.</text:p>
        </text:list-item>
      </text:list>
      <text:h text:style-name="Heading_20_2" text:outline-level="2">Conclusión filosófico-técnica</text:h>
      <text:p text:style-name="Quotations"><text:span text:style-name="Strong_20_Emphasis">El modelo de redshift como desfase temporal (SQE)</text:span> tiene una ventaja conceptual clave:<text:line-break/>La isotropía observada <text:span text:style-name="Strong_20_Emphasis">no se asume, se deduce</text:span> del hecho de que el campo de fase evoluciona coherentemente desde un origen común (como una gran interferencia inicial).</text:p>
      <text:p text:style-name="Text_20_body">En cambio, el modelo estándar necesita <text:span text:style-name="Strong_20_Emphasis">postular</text:span> homogeneidad e isotropía, y luego buscar mecanismos como la inflación para mantenerlas.</text:p>
      <text:h text:style-name="P6" text:outline-level="1">Integración en la teoría SQE: Sincronización temporal como colapso / coherencia / observación</text:h>
      <text:h text:style-name="Heading_20_2" text:outline-level="2">I. Revisión de Fundamentos SQE (recordatorio básico)</text:h>
      <text:p text:style-name="Text_20_body"><text:span text:style-name="Strong_20_Emphasis">SQE (Sincronización de Quanta de Entrelazamiento)</text:span> sostiene que:</text:p>
      <text:list xml:id="list7005488983516812432" text:style-name="L41">
        <text:list-item>
          <text:p text:style-name="P46">La realidad física emerge del <text:span text:style-name="Strong_20_Emphasis">entretejido relacional de fases</text:span> entre sistemas cuánticos.</text:p>
        </text:list-item>
        <text:list-item>
          <text:p text:style-name="P46">El espacio-tiempo no es un fondo absoluto, sino una <text:span text:style-name="Strong_20_Emphasis">proyección efectiva del estado de fase compartido</text:span> entre sistemas.</text:p>
        </text:list-item>
        <text:list-item>
          <text:p text:style-name="P46">La <text:span text:style-name="Strong_20_Emphasis">coherencia</text:span>, el <text:span text:style-name="Strong_20_Emphasis">entrelazamiento</text:span> y la <text:span text:style-name="Strong_20_Emphasis">información</text:span> dependen del <text:span text:style-name="Strong_20_Emphasis">grado de sincronía</text:span> temporal (fase interna) entre sistemas.</text:p>
        </text:list-item>
      </text:list>
      <text:p text:style-name="Horizontal_20_Line"/>
      <text:h text:style-name="Heading_20_2" text:outline-level="2">II. Nueva formulación del "acto de observar"</text:h>
      <text:p text:style-name="Text_20_body">Integramos ahora esta idea clave:</text:p>
      <text:h text:style-name="Heading_20_3" text:outline-level="3">➤ <text:span text:style-name="Strong_20_Emphasis">Observar = sincronizar.</text:span></text:h>
      <text:p text:style-name="Quotations">El llamado “colapso de la función de onda” no es un evento físico abrupto, sino <text:span text:style-name="Strong_20_Emphasis">una transición de fase entre sistemas que logran sincronizar sus marcos temporales internos</text:span>.</text:p>
      <text:h text:style-name="Heading_20_4" text:outline-level="4">Esto implica:</text:h>
      <text:list xml:id="list2716565446851674801" text:style-name="L42">
        <text:list-item>
          <text:p text:style-name="P47">La función de onda representa <text:span text:style-name="Strong_20_Emphasis">una relación de desfase</text:span> entre sistemas aún no sincronizados.</text:p>
        </text:list-item>
        <text:list-item>
          <text:p text:style-name="P47">El colapso se produce cuando hay <text:span text:style-name="Strong_20_Emphasis">intercambio efectivo de información</text:span>, que equivale a una <text:span text:style-name="Strong_20_Emphasis">igualación temporal de referencia interna</text:span>, o al menos una <text:span text:style-name="Strong_20_Emphasis">resonancia de fase mínima</text:span>.</text:p>
        </text:list-item>
        <text:list-item>
          <text:p text:style-name="P47">La decoherencia puede interpretarse como una <text:span text:style-name="Strong_20_Emphasis">desincronización progresiva con el entorno</text:span>, que impide futuras mediciones coherentes.</text:p>
        </text:list-item>
      </text:list>
      <text:p text:style-name="Text_20_body"><text:span text:style-name="Strong_20_Emphasis">Relación directa con la precisión de medición y relatividad:</text:span></text:p>
      <text:p text:style-name="Quotations">Si un sistema A (partícula) tiene una frecuencia temporal equivalente a una velocidad 0,7c, y el sistema B (medidor) opera a una resolución equivalente a 0,4c, entonces <text:span text:style-name="Strong_20_Emphasis">no puede haber sincronización efectiva</text:span>, y por tanto <text:span text:style-name="Strong_20_Emphasis">no se produce colapso ni observación completa</text:span>. Solo se observa una función de onda parcialmente indeterminada.</text:p>
      <text:h text:style-name="Heading_20_2" text:outline-level="2">III. Redshift y macroestructura del universo en SQE</text:h>
      <text:p text:style-name="Text_20_body">Integración de los puntos cosmológicos:</text:p>
      <text:h text:style-name="Heading_20_3" text:outline-level="3"><text:soft-page-break/>➤ El universo observable está <text:span text:style-name="Strong_20_Emphasis">parcialmente sincronizado</text:span> con nosotros.</text:h>
      <text:p text:style-name="Quotations">La aparente expansión, el corrimiento al rojo, y los efectos atribuidos a materia y energía oscuras son <text:span text:style-name="Strong_20_Emphasis">consecuencias de desfases crecientes en el campo de fase global</text:span>.</text:p>
      <text:h text:style-name="Heading_20_4" text:outline-level="4">En detalle:</text:h>
      <text:list xml:id="list8355455003415861814" text:style-name="L43">
        <text:list-item>
          <text:p text:style-name="P48">El <text:span text:style-name="Strong_20_Emphasis">corrimiento al rojo</text:span> no implica expansión del espacio, sino <text:span text:style-name="Strong_20_Emphasis">aumento del desfase temporal acumulado</text:span> entre el emisor y el observador.</text:p>
        </text:list-item>
        <text:list-item>
          <text:p text:style-name="P48">Las <text:span text:style-name="Strong_20_Emphasis">curvas de rotación galáctica anómalas</text:span> (atribuidas a materia oscura) reflejan <text:span text:style-name="Strong_20_Emphasis">desincronización interna en el campo de fase galáctico</text:span>, no masa oculta.</text:p>
        </text:list-item>
        <text:list-item>
          <text:p text:style-name="P48">La <text:span text:style-name="Strong_20_Emphasis">aceleración de la expansión</text:span> no es causada por energía oscura, sino por <text:span text:style-name="Strong_20_Emphasis">un crecimiento acelerado del desfase de fase</text:span>, proyectado como distancia aparente.</text:p>
        </text:list-item>
      </text:list>
      <text:h text:style-name="Heading_20_2" text:outline-level="2">IV. Ecuaciones tentativas (nivel conceptual)</text:h>
      <text:p text:style-name="Text_20_body">Aunque aún no tenemos una formulación matemática completa, podemos proponer:</text:p>
      <text:p text:style-name="Text_20_body">Z_SQE ≈ Δϕ(t) ≈ ∫[ω_emisor(t) - ω_observador(t)] dt (desde t₀ hasta t₁)</text:p>
      <text:p text:style-name="Text_20_body">Donde:</text:p>
      <text:list xml:id="list4071798084775852739" text:style-name="L44">
        <text:list-item>
          <text:p text:style-name="P49">Δϕ(t): desfase acumulado.</text:p>
        </text:list-item>
        <text:list-item>
          <text:p text:style-name="P49">ZSQE: redshift observado.</text:p>
        </text:list-item>
        <text:list-item>
          <text:p text:style-name="P49">ω(t): frecuencia temporal (fase interna) del sistema.</text:p>
        </text:list-item>
      </text:list>
      <text:p text:style-name="Text_20_body">Esto reemplaza la expansión métrica a(t) del modelo estándar por <text:span text:style-name="Strong_20_Emphasis">una dinámica de fase</text:span>.</text:p>
      <text:h text:style-name="Heading_20_2" text:outline-level="2">V. Implicaciones profundas</text:h>
      <text:list xml:id="list2800902023549239329" text:style-name="L45">
        <text:list-item>
          <text:p text:style-name="P50"><text:span text:style-name="Strong_20_Emphasis">La realidad como "lo sincronizado"</text:span>:<text:line-break/>Todo lo que experimentamos como “real” está <text:span text:style-name="Strong_20_Emphasis">en sincronía temporal efectiva</text:span> con nosotros.<text:line-break/>Lo que está desincronizado se vuelve "invisible", o solo "proyecta efectos".</text:p>
        </text:list-item>
        <text:list-item>
          <text:p text:style-name="P50"><text:span text:style-name="Strong_20_Emphasis">La función de onda como mapa de desincronización</text:span>:<text:line-break/>No describe una posibilidad difusa, sino <text:span text:style-name="Strong_20_Emphasis">un espacio de desfases temporales relativos posibles</text:span>, que pueden o no colapsar (sincronizar) con nuestro marco.</text:p>
        </text:list-item>
        <text:list-item>
          <text:p text:style-name="P50"><text:span text:style-name="Strong_20_Emphasis">Gravedad y masa como sincronización sostenida</text:span>:<text:line-break/>La masa no es una entidad independiente, sino una <text:span text:style-name="Strong_20_Emphasis">capacidad de mantener sincronía</text:span> a través del tiempo.</text:p>
        </text:list-item>
      </text:list>
      <text:h text:style-name="Heading_20_2" text:outline-level="2">Epílogo conceptual: “Ser es sincronizar”</text:h>
      <text:p text:style-name="Quotations">Observar no es interrumpir la realidad, sino entrar en fase con ella.<text:line-break/>El mundo existe para nosotros solo en la medida en que su frecuencia interna logra coincidir con la nuestra, aunque sea un in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'Roboto Mono', 'Courier New', Courier, monospace, Inter, sans-serif"/>
    <style:font-face style:name="OpenSymbol" svg:font-family="OpenSymbol"/>
    <style:font-face style:name="Tahoma1" svg:font-family="Tahoma"/>
    <style:font-face style:name="quote-cjk-patch" svg:font-family="quote-cjk-patch, Inter, system-ui, apple-system, BlinkMacSystemFont, 'Segoe UI', Roboto, 'Noto Sans', Ubuntu, Cantarell, 'Helvetica Neue', Oxygen, 'Open Sans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2M2S</meta:editing-duration>
    <meta:editing-cycles>30</meta:editing-cycles>
    <meta:generator>OpenOffice/4.1.15$Win32 OpenOffice.org_project/4115m2$Build-9813</meta:generator>
    <dc:date>2025-06-11T16:27:52.78</dc:date>
    <dc:creator>Lefuan </dc:creator>
    <meta:document-statistic meta:table-count="6" meta:image-count="0" meta:object-count="0" meta:page-count="20" meta:paragraph-count="444" meta:word-count="5129" meta:character-count="32673"/>
    <meta:user-defined meta:name="Info 1"/>
    <meta:user-defined meta:name="Info 2"/>
    <meta:user-defined meta:name="Info 3"/>
    <meta:user-defined meta:name="Info 4"/>
  </office:meta>
</office:document-meta>
</file>